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1ddb4dd"/>
    </style:style>
    <style:style style:name="P7" style:family="paragraph" style:parent-style-name="Footnote">
      <style:text-properties officeooo:paragraph-rsid="01ff0552"/>
    </style:style>
    <style:style style:name="P8" style:family="paragraph" style:parent-style-name="HT">
      <style:text-properties officeooo:paragraph-rsid="0234ab1e"/>
    </style:style>
    <style:style style:name="P9" style:family="paragraph" style:parent-style-name="Footnote">
      <style:text-properties officeooo:paragraph-rsid="021e1015"/>
    </style:style>
    <style:style style:name="P10" style:family="paragraph" style:parent-style-name="Footnote">
      <style:text-properties officeooo:rsid="01c47df4" officeooo:paragraph-rsid="0234ab1e"/>
    </style:style>
    <style:style style:name="P11" style:family="paragraph" style:parent-style-name="HT">
      <style:text-properties officeooo:paragraph-rsid="01cad77d"/>
    </style:style>
    <style:style style:name="P12" style:family="paragraph" style:parent-style-name="Footnote">
      <style:text-properties officeooo:rsid="01c47df4" officeooo:paragraph-rsid="01c47df4"/>
    </style:style>
    <style:style style:name="P13" style:family="paragraph" style:parent-style-name="HT">
      <style:text-properties officeooo:paragraph-rsid="01d31e89"/>
    </style:style>
    <style:style style:name="P14" style:family="paragraph" style:parent-style-name="Footnote">
      <style:text-properties officeooo:paragraph-rsid="01df6359"/>
    </style:style>
    <style:style style:name="P15" style:family="paragraph" style:parent-style-name="HT">
      <style:text-properties officeooo:paragraph-rsid="01d14991"/>
    </style:style>
    <style:style style:name="P16" style:family="paragraph" style:parent-style-name="Heading_20_2">
      <style:text-properties officeooo:paragraph-rsid="01f3f5da"/>
    </style:style>
    <style:style style:name="P17" style:family="paragraph" style:parent-style-name="HT">
      <style:text-properties officeooo:rsid="01d53e70" officeooo:paragraph-rsid="01d53e70"/>
    </style:style>
    <style:style style:name="P18" style:family="paragraph" style:parent-style-name="Footnote">
      <style:text-properties officeooo:rsid="01ae5320" officeooo:paragraph-rsid="01ae5320"/>
    </style:style>
    <style:style style:name="P19" style:family="paragraph" style:parent-style-name="Footnote">
      <style:text-properties officeooo:paragraph-rsid="023059a6"/>
    </style:style>
    <style:style style:name="P20" style:family="paragraph" style:parent-style-name="HT">
      <style:text-properties officeooo:paragraph-rsid="01d53e70"/>
    </style:style>
    <style:style style:name="P21" style:family="paragraph" style:parent-style-name="Footnote">
      <style:text-properties officeooo:rsid="01ae5320" officeooo:paragraph-rsid="0232355e"/>
    </style:style>
    <style:style style:name="P22" style:family="paragraph" style:parent-style-name="Footnote">
      <style:text-properties officeooo:rsid="01aef29c" officeooo:paragraph-rsid="01aef29c"/>
    </style:style>
    <style:style style:name="P23" style:family="paragraph" style:parent-style-name="HT">
      <style:text-properties officeooo:paragraph-rsid="023285db"/>
    </style:style>
    <style:style style:name="P24" style:family="paragraph" style:parent-style-name="Footnote">
      <style:text-properties officeooo:rsid="01e0d885" officeooo:paragraph-rsid="01e0d885"/>
    </style:style>
    <style:style style:name="P25" style:family="paragraph" style:parent-style-name="Footnote">
      <style:text-properties officeooo:paragraph-rsid="01b57b5a"/>
    </style:style>
    <style:style style:name="P26" style:family="paragraph" style:parent-style-name="Footnote">
      <style:text-properties officeooo:rsid="01b5d962" officeooo:paragraph-rsid="01b7d5fe"/>
    </style:style>
    <style:style style:name="P27" style:family="paragraph" style:parent-style-name="HT">
      <style:text-properties officeooo:paragraph-rsid="02352c52"/>
    </style:style>
    <style:style style:name="P28" style:family="paragraph" style:parent-style-name="Footnote">
      <style:text-properties officeooo:rsid="01c47df4" officeooo:paragraph-rsid="02352c52"/>
    </style:style>
    <style:style style:name="P29" style:family="paragraph" style:parent-style-name="Footnote">
      <style:text-properties officeooo:paragraph-rsid="01ba8382"/>
    </style:style>
    <style:style style:name="P30" style:family="paragraph" style:parent-style-name="HT">
      <style:text-properties officeooo:paragraph-rsid="0238c3d5"/>
    </style:style>
    <style:style style:name="P31" style:family="paragraph" style:parent-style-name="Footnote">
      <style:text-properties officeooo:rsid="02132487" officeooo:paragraph-rsid="0236b99e"/>
    </style:style>
    <style:style style:name="P32" style:family="paragraph" style:parent-style-name="Footnote">
      <style:text-properties officeooo:paragraph-rsid="0238b24b"/>
    </style:style>
    <style:style style:name="P33" style:family="paragraph" style:parent-style-name="Footnote">
      <style:text-properties officeooo:rsid="0238c3d5" officeooo:paragraph-rsid="0238c3d5"/>
    </style:style>
    <style:style style:name="P34" style:family="paragraph" style:parent-style-name="Footnote">
      <style:text-properties officeooo:paragraph-rsid="02399eeb"/>
    </style:style>
    <style:style style:name="P35" style:family="paragraph" style:parent-style-name="HT">
      <style:text-properties officeooo:rsid="02399eeb" officeooo:paragraph-rsid="02399eeb"/>
    </style:style>
    <style:style style:name="P36" style:family="paragraph" style:parent-style-name="HT">
      <style:text-properties fo:font-style="normal" officeooo:rsid="0238c3d5" officeooo:paragraph-rsid="0238c3d5" style:font-style-asian="normal" style:font-style-complex="normal"/>
    </style:style>
    <style:style style:name="P37" style:family="paragraph" style:parent-style-name="HT">
      <style:text-properties officeooo:rsid="0197eb78" officeooo:paragraph-rsid="01f5d04b"/>
    </style:style>
    <style:style style:name="P38" style:family="paragraph" style:parent-style-name="HT">
      <style:text-properties officeooo:paragraph-rsid="01f707f6"/>
    </style:style>
    <style:style style:name="P39" style:family="paragraph" style:parent-style-name="HT">
      <style:text-properties fo:font-style="normal" officeooo:rsid="01f89cd6" officeooo:paragraph-rsid="01f89cd6" style:font-style-asian="normal" style:font-style-complex="normal"/>
    </style:style>
    <style:style style:name="P40" style:family="paragraph" style:parent-style-name="HT">
      <style:text-properties officeooo:paragraph-rsid="020008f4"/>
    </style:style>
    <style:style style:name="P41" style:family="paragraph" style:parent-style-name="Footnote">
      <style:text-properties officeooo:rsid="02226e93" officeooo:paragraph-rsid="02226e93"/>
    </style:style>
    <style:style style:name="P42" style:family="paragraph" style:parent-style-name="HT_5f_Stumpf">
      <style:text-properties officeooo:rsid="0197eb78" officeooo:paragraph-rsid="01ba8382"/>
    </style:style>
    <style:style style:name="P43" style:family="paragraph" style:parent-style-name="HT">
      <style:text-properties officeooo:rsid="0197eb78" officeooo:paragraph-rsid="0197eb78"/>
    </style:style>
    <style:style style:name="P44" style:family="paragraph" style:parent-style-name="HT">
      <style:text-properties officeooo:rsid="0197eb78" officeooo:paragraph-rsid="01d6aab9"/>
    </style:style>
    <style:style style:name="P45" style:family="paragraph" style:parent-style-name="HT">
      <style:text-properties officeooo:rsid="01e4ae01" officeooo:paragraph-rsid="01e4ae01"/>
    </style:style>
    <style:style style:name="P46" style:family="paragraph" style:parent-style-name="HT">
      <style:text-properties officeooo:rsid="01f89cd6" officeooo:paragraph-rsid="01f89cd6"/>
    </style:style>
    <style:style style:name="P47" style:family="paragraph" style:parent-style-name="HT_5f_Stumpf">
      <style:text-properties officeooo:paragraph-rsid="01d6aab9"/>
    </style:style>
    <style:style style:name="P48" style:family="paragraph" style:parent-style-name="HT_5f_Stumpf">
      <style:text-properties officeooo:rsid="01d6aab9" officeooo:paragraph-rsid="01d6aab9"/>
    </style:style>
    <style:style style:name="P49" style:family="paragraph" style:parent-style-name="HT_5f_Stumpf">
      <style:text-properties officeooo:rsid="01d8672a" officeooo:paragraph-rsid="01d8672a"/>
    </style:style>
    <style:style style:name="P50" style:family="paragraph" style:parent-style-name="Footnote">
      <style:text-properties officeooo:paragraph-rsid="01e61edb"/>
    </style:style>
    <style:style style:name="P51" style:family="paragraph" style:parent-style-name="HT">
      <style:text-properties officeooo:paragraph-rsid="01eef6f4"/>
    </style:style>
    <style:style style:name="P52" style:family="paragraph" style:parent-style-name="Footnote">
      <style:text-properties officeooo:rsid="01ebb2c3" officeooo:paragraph-rsid="01ebb2c3"/>
    </style:style>
    <style:style style:name="P53" style:family="paragraph" style:parent-style-name="Footnote">
      <style:text-properties officeooo:paragraph-rsid="01ed0d0f"/>
    </style:style>
    <style:style style:name="P54" style:family="paragraph" style:parent-style-name="Footnote">
      <style:text-properties officeooo:rsid="01eef6f4" officeooo:paragraph-rsid="01eef6f4"/>
    </style:style>
    <style:style style:name="P55" style:family="paragraph" style:parent-style-name="Footnote">
      <style:text-properties officeooo:rsid="01ef6727" officeooo:paragraph-rsid="01ef6727"/>
    </style:style>
    <style:style style:name="P56" style:family="paragraph" style:parent-style-name="HT_5f_Stumpf">
      <style:text-properties officeooo:rsid="01fa97da" officeooo:paragraph-rsid="01fb0ed2"/>
    </style:style>
    <style:style style:name="P57" style:family="paragraph" style:parent-style-name="Footnote">
      <style:text-properties officeooo:rsid="01fa97da" officeooo:paragraph-rsid="01fa97da"/>
    </style:style>
    <style:style style:name="P58" style:family="paragraph" style:parent-style-name="Footnote">
      <style:text-properties officeooo:rsid="01fa97da" officeooo:paragraph-rsid="01fb0ed2"/>
    </style:style>
    <style:style style:name="P59" style:family="paragraph" style:parent-style-name="Footnote">
      <style:text-properties officeooo:rsid="01fb0ed2" officeooo:paragraph-rsid="01fb0ed2"/>
    </style:style>
    <style:style style:name="P60" style:family="paragraph" style:parent-style-name="Footnote">
      <style:text-properties officeooo:rsid="01fc9925" officeooo:paragraph-rsid="01fc9925"/>
    </style:style>
    <style:style style:name="P61" style:family="paragraph" style:parent-style-name="HT_5f_Stumpf">
      <style:text-properties officeooo:paragraph-rsid="0221b72d"/>
    </style:style>
    <style:style style:name="P62" style:family="paragraph" style:parent-style-name="Footnote">
      <style:text-properties officeooo:rsid="0221b72d" officeooo:paragraph-rsid="0221b72d"/>
    </style:style>
    <style:style style:name="P63" style:family="paragraph" style:parent-style-name="HT">
      <style:text-properties officeooo:rsid="02052b81" officeooo:paragraph-rsid="020b24e9"/>
    </style:style>
    <style:style style:name="P64" style:family="paragraph" style:parent-style-name="Footnote">
      <style:text-properties officeooo:rsid="02062d0d" officeooo:paragraph-rsid="02062d0d"/>
    </style:style>
    <style:style style:name="P65" style:family="paragraph" style:parent-style-name="Quotations">
      <style:text-properties fo:font-style="normal" officeooo:paragraph-rsid="0235cbb5" style:font-style-asian="normal" style:font-style-complex="normal"/>
    </style:style>
    <style:style style:name="P66" style:family="paragraph" style:parent-style-name="HT_5f_Stumpf">
      <style:text-properties officeooo:paragraph-rsid="0235cbb5"/>
    </style:style>
    <style:style style:name="P67" style:family="paragraph" style:parent-style-name="Footnote">
      <style:text-properties officeooo:rsid="02062d0d" officeooo:paragraph-rsid="02081072"/>
    </style:style>
    <style:style style:name="P68" style:family="paragraph" style:parent-style-name="Footnote">
      <style:text-properties officeooo:rsid="02081072" officeooo:paragraph-rsid="02364775"/>
    </style:style>
    <style:style style:name="P69" style:family="paragraph" style:parent-style-name="Footnote">
      <style:text-properties officeooo:rsid="02094393" officeooo:paragraph-rsid="02094393"/>
    </style:style>
    <style:style style:name="P70" style:family="paragraph" style:parent-style-name="HT">
      <style:text-properties officeooo:paragraph-rsid="0217aebc"/>
    </style:style>
    <style:style style:name="P71" style:family="paragraph" style:parent-style-name="Footnote">
      <style:text-properties officeooo:paragraph-rsid="0210916f"/>
    </style:style>
    <style:style style:name="P72" style:family="paragraph" style:parent-style-name="HT">
      <style:text-properties officeooo:paragraph-rsid="021bf7c5"/>
    </style:style>
    <style:style style:name="P73" style:family="paragraph" style:parent-style-name="Footnote">
      <style:text-properties officeooo:rsid="02132487" officeooo:paragraph-rsid="02132487"/>
    </style:style>
    <style:style style:name="P74" style:family="paragraph" style:parent-style-name="Footnote">
      <style:text-properties officeooo:rsid="02182117" officeooo:paragraph-rsid="02182117"/>
    </style:style>
    <style:style style:name="P75" style:family="paragraph" style:parent-style-name="Footnote">
      <style:text-properties officeooo:rsid="02132487" officeooo:paragraph-rsid="021af058"/>
    </style:style>
    <style:style style:name="P76" style:family="paragraph" style:parent-style-name="Footnote">
      <style:text-properties officeooo:rsid="021af058" officeooo:paragraph-rsid="021af058"/>
    </style:style>
    <style:style style:name="P77" style:family="paragraph" style:parent-style-name="HT">
      <style:text-properties officeooo:paragraph-rsid="02243d9e"/>
    </style:style>
    <style:style style:name="P78" style:family="paragraph" style:parent-style-name="Footnote">
      <style:text-properties officeooo:rsid="021b798e" officeooo:paragraph-rsid="021b798e"/>
    </style:style>
    <style:style style:name="P79" style:family="paragraph" style:parent-style-name="HT">
      <style:text-properties officeooo:paragraph-rsid="0228b228"/>
    </style:style>
    <style:style style:name="P80" style:family="paragraph" style:parent-style-name="Footnote">
      <style:text-properties officeooo:paragraph-rsid="022710b9"/>
    </style:style>
    <style:style style:name="P81" style:family="paragraph" style:parent-style-name="HT">
      <style:text-properties officeooo:paragraph-rsid="02290877"/>
    </style:style>
    <style:style style:name="P82" style:family="paragraph" style:parent-style-name="Footnote">
      <style:text-properties officeooo:rsid="02290877" officeooo:paragraph-rsid="02290877"/>
    </style:style>
    <style:style style:name="P83" style:family="paragraph" style:parent-style-name="Footnote">
      <style:text-properties officeooo:paragraph-rsid="0229965e"/>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1a7eaf8"/>
    </style:style>
    <style:style style:name="T7" style:family="text">
      <style:text-properties officeooo:rsid="01aceead"/>
    </style:style>
    <style:style style:name="T8" style:family="text">
      <style:text-properties officeooo:rsid="022ea31b"/>
    </style:style>
    <style:style style:name="T9" style:family="text">
      <style:text-properties officeooo:rsid="022f82ba"/>
    </style:style>
    <style:style style:name="T10" style:family="text">
      <style:text-properties officeooo:rsid="01c6d3a7"/>
    </style:style>
    <style:style style:name="T11" style:family="text">
      <style:text-properties officeooo:rsid="01f16d7b"/>
    </style:style>
    <style:style style:name="T12" style:family="text">
      <style:text-properties officeooo:rsid="01e1b4b2"/>
    </style:style>
    <style:style style:name="T13" style:family="text">
      <style:text-properties officeooo:rsid="01c83ea1"/>
    </style:style>
    <style:style style:name="T14" style:family="text">
      <style:text-properties officeooo:rsid="019fc52a"/>
    </style:style>
    <style:style style:name="T15" style:family="text">
      <style:text-properties officeooo:rsid="019730c4"/>
    </style:style>
    <style:style style:name="T16" style:family="text">
      <style:text-properties officeooo:rsid="019a6f31"/>
    </style:style>
    <style:style style:name="T17" style:family="text">
      <style:text-properties officeooo:rsid="019c2461"/>
    </style:style>
    <style:style style:name="T18" style:family="text">
      <style:text-properties officeooo:rsid="019c772c"/>
    </style:style>
    <style:style style:name="T19" style:family="text">
      <style:text-properties officeooo:rsid="01ae5320"/>
    </style:style>
    <style:style style:name="T20" style:family="text">
      <style:text-properties officeooo:rsid="01ddb4dd"/>
    </style:style>
    <style:style style:name="T21" style:family="text">
      <style:text-properties officeooo:rsid="01ca0b5b"/>
    </style:style>
    <style:style style:name="T22" style:family="text">
      <style:text-properties officeooo:rsid="01c56f9b"/>
    </style:style>
    <style:style style:name="T23" style:family="text">
      <style:text-properties officeooo:rsid="01fe3fd4"/>
    </style:style>
    <style:style style:name="T24" style:family="text">
      <style:text-properties officeooo:rsid="019e386e"/>
    </style:style>
    <style:style style:name="T25" style:family="text">
      <style:text-properties officeooo:rsid="01a0737b"/>
    </style:style>
    <style:style style:name="T26" style:family="text">
      <style:text-properties officeooo:rsid="01a1ca59"/>
    </style:style>
    <style:style style:name="T27" style:family="text">
      <style:text-properties officeooo:rsid="01a2881b"/>
    </style:style>
    <style:style style:name="T28" style:family="text">
      <style:text-properties officeooo:rsid="01b02a76"/>
    </style:style>
    <style:style style:name="T29" style:family="text">
      <style:text-properties officeooo:rsid="01ff0552"/>
    </style:style>
    <style:style style:name="T30" style:family="text">
      <style:text-properties officeooo:rsid="01a56e50"/>
    </style:style>
    <style:style style:name="T31" style:family="text">
      <style:text-properties officeooo:rsid="01caa9c0"/>
    </style:style>
    <style:style style:name="T32" style:family="text">
      <style:text-properties officeooo:rsid="01df6359"/>
    </style:style>
    <style:style style:name="T33" style:family="text">
      <style:text-properties officeooo:rsid="01ccb594"/>
    </style:style>
    <style:style style:name="T34" style:family="text">
      <style:text-properties officeooo:rsid="01a64d78"/>
    </style:style>
    <style:style style:name="T35" style:family="text">
      <style:text-properties officeooo:rsid="0215badd"/>
    </style:style>
    <style:style style:name="T36" style:family="text">
      <style:text-properties officeooo:rsid="01c47df4"/>
    </style:style>
    <style:style style:name="T37" style:family="text">
      <style:text-properties officeooo:rsid="01c160a3"/>
    </style:style>
    <style:style style:name="T38" style:family="text">
      <style:text-properties officeooo:rsid="01b20006"/>
    </style:style>
    <style:style style:name="T39" style:family="text">
      <style:text-properties officeooo:rsid="01c2935b"/>
    </style:style>
    <style:style style:name="T40" style:family="text">
      <style:text-properties fo:font-style="italic" officeooo:rsid="01c2935b" style:font-style-asian="italic" style:font-style-complex="italic"/>
    </style:style>
    <style:style style:name="T41" style:family="text">
      <style:text-properties officeooo:rsid="01cad77d"/>
    </style:style>
    <style:style style:name="T42" style:family="text">
      <style:text-properties officeooo:rsid="01ce4c79"/>
    </style:style>
    <style:style style:name="T43" style:family="text">
      <style:text-properties officeooo:rsid="021e1015"/>
    </style:style>
    <style:style style:name="T44" style:family="text">
      <style:text-properties fo:font-style="italic" style:font-style-asian="italic" style:font-style-complex="italic"/>
    </style:style>
    <style:style style:name="T45" style:family="text">
      <style:text-properties fo:font-style="italic" officeooo:rsid="021e1015" style:font-style-asian="italic" style:font-style-complex="italic"/>
    </style:style>
    <style:style style:name="T46" style:family="text">
      <style:text-properties fo:font-style="normal" officeooo:rsid="021e1015" style:font-style-asian="normal" style:font-style-complex="normal"/>
    </style:style>
    <style:style style:name="T47" style:family="text">
      <style:text-properties fo:font-style="normal" officeooo:rsid="02200441" style:font-style-asian="normal" style:font-style-complex="normal"/>
    </style:style>
    <style:style style:name="T48" style:family="text">
      <style:text-properties officeooo:rsid="0234ab1e"/>
    </style:style>
    <style:style style:name="T49" style:family="text">
      <style:text-properties officeooo:rsid="01cfd7e0"/>
    </style:style>
    <style:style style:name="T50" style:family="text">
      <style:text-properties officeooo:rsid="01ce9958"/>
    </style:style>
    <style:style style:name="T51" style:family="text">
      <style:text-properties officeooo:rsid="01c4cc9a"/>
    </style:style>
    <style:style style:name="T52" style:family="text">
      <style:text-properties officeooo:rsid="01d53e70"/>
    </style:style>
    <style:style style:name="T53" style:family="text">
      <style:text-properties officeooo:rsid="01d31e89"/>
    </style:style>
    <style:style style:name="T54" style:family="text">
      <style:text-properties officeooo:rsid="01ae4929"/>
    </style:style>
    <style:style style:name="T55" style:family="text">
      <style:text-properties officeooo:rsid="01d8672a"/>
    </style:style>
    <style:style style:name="T56" style:family="text">
      <style:text-properties fo:font-size="9pt" officeooo:rsid="01df6359" style:font-size-asian="10pt" style:font-size-complex="10pt"/>
    </style:style>
    <style:style style:name="T57" style:family="text">
      <style:text-properties fo:font-size="9pt" officeooo:rsid="01d8672a" style:font-size-asian="10pt" style:font-size-complex="10pt"/>
    </style:style>
    <style:style style:name="T58" style:family="text">
      <style:text-properties fo:font-size="9pt" fo:font-style="italic" style:font-size-asian="10pt" style:font-style-asian="italic" style:font-size-complex="10pt" style:font-style-complex="italic"/>
    </style:style>
    <style:style style:name="T59" style:family="text">
      <style:text-properties fo:font-size="9pt" style:font-size-asian="10pt" style:font-size-complex="10pt"/>
    </style:style>
    <style:style style:name="T60" style:family="text">
      <style:text-properties fo:font-size="9pt" fo:font-style="italic" officeooo:rsid="01d8672a" style:font-size-asian="10pt" style:font-style-asian="italic" style:font-size-complex="10pt" style:font-style-complex="italic"/>
    </style:style>
    <style:style style:name="T61" style:family="text">
      <style:text-properties officeooo:rsid="01e0bab7"/>
    </style:style>
    <style:style style:name="T62" style:family="text">
      <style:text-properties officeooo:rsid="01bd90c7"/>
    </style:style>
    <style:style style:name="T63" style:family="text">
      <style:text-properties fo:font-style="normal" officeooo:rsid="01bd90c7" style:font-style-asian="normal" style:font-style-complex="normal"/>
    </style:style>
    <style:style style:name="T64" style:family="text">
      <style:text-properties fo:font-style="italic" officeooo:rsid="01bd90c7" style:font-style-asian="italic" style:font-style-complex="italic"/>
    </style:style>
    <style:style style:name="T65" style:family="text">
      <style:text-properties fo:font-style="italic" officeooo:rsid="0215567e" style:font-style-asian="italic" style:font-style-complex="italic"/>
    </style:style>
    <style:style style:name="T66" style:family="text">
      <style:text-properties style:font-name="Adobe Garamond Pro" fo:font-size="12pt" fo:font-style="italic" officeooo:rsid="01bd90c7" style:language-asian="de" style:country-asian="DE" style:font-style-asian="italic" style:font-style-complex="italic"/>
    </style:style>
    <style:style style:name="T67" style:family="text">
      <style:text-properties officeooo:rsid="01d14991"/>
    </style:style>
    <style:style style:name="T68" style:family="text">
      <style:text-properties officeooo:rsid="01bf7934"/>
    </style:style>
    <style:style style:name="T69" style:family="text">
      <style:text-properties officeooo:rsid="01bf3eba"/>
    </style:style>
    <style:style style:name="T70" style:family="text">
      <style:text-properties officeooo:rsid="01c104ac"/>
    </style:style>
    <style:style style:name="T71" style:family="text">
      <style:text-properties officeooo:rsid="01f286b9"/>
    </style:style>
    <style:style style:name="T72" style:family="text">
      <style:text-properties fo:font-style="italic" officeooo:rsid="01d14991" style:font-style-asian="italic" style:font-style-complex="italic"/>
    </style:style>
    <style:style style:name="T73" style:family="text">
      <style:text-properties fo:font-style="italic" officeooo:rsid="01c104ac" style:font-style-asian="italic" style:font-style-complex="italic"/>
    </style:style>
    <style:style style:name="T74" style:family="text">
      <style:text-properties fo:font-style="normal" officeooo:rsid="01c104ac" style:font-style-asian="normal" style:font-style-complex="normal"/>
    </style:style>
    <style:style style:name="T75" style:family="text">
      <style:text-properties fo:font-style="normal" officeooo:rsid="01d14991" style:font-style-asian="normal" style:font-style-complex="normal"/>
    </style:style>
    <style:style style:name="T76" style:family="text">
      <style:text-properties officeooo:rsid="01f3f5da"/>
    </style:style>
    <style:style style:name="T77" style:family="text">
      <style:text-properties officeooo:rsid="0215567e"/>
    </style:style>
    <style:style style:name="T78" style:family="text">
      <style:text-properties officeooo:rsid="01a8c87f"/>
    </style:style>
    <style:style style:name="T79" style:family="text">
      <style:text-properties officeooo:rsid="01a9e264"/>
    </style:style>
    <style:style style:name="T80" style:family="text">
      <style:text-properties fo:font-style="italic" officeooo:rsid="01958835" style:font-style-asian="italic" style:font-style-complex="italic"/>
    </style:style>
    <style:style style:name="T81" style:family="text">
      <style:text-properties officeooo:rsid="01aba216"/>
    </style:style>
    <style:style style:name="T82" style:family="text">
      <style:text-properties officeooo:rsid="023059a6"/>
    </style:style>
    <style:style style:name="T83" style:family="text">
      <style:text-properties fo:font-style="normal" officeooo:rsid="01a9e264" style:font-style-asian="normal" style:font-style-complex="normal"/>
    </style:style>
    <style:style style:name="T84" style:family="text">
      <style:text-properties officeooo:rsid="0232355e"/>
    </style:style>
    <style:style style:name="T85" style:family="text">
      <style:text-properties officeooo:rsid="01aaed18"/>
    </style:style>
    <style:style style:name="T86" style:family="text">
      <style:text-properties officeooo:rsid="01aef29c"/>
    </style:style>
    <style:style style:name="T87" style:family="text">
      <style:text-properties officeooo:rsid="01b33953"/>
    </style:style>
    <style:style style:name="T88" style:family="text">
      <style:text-properties officeooo:rsid="023285db"/>
    </style:style>
    <style:style style:name="T89" style:family="text">
      <style:text-properties officeooo:rsid="01b4ca8c"/>
    </style:style>
    <style:style style:name="T90" style:family="text">
      <style:text-properties officeooo:rsid="01b57b5a"/>
    </style:style>
    <style:style style:name="T91" style:family="text">
      <style:text-properties officeooo:rsid="01b5d962"/>
    </style:style>
    <style:style style:name="T92" style:family="text">
      <style:text-properties officeooo:rsid="01b7d5fe"/>
    </style:style>
    <style:style style:name="T93" style:family="text">
      <style:text-properties officeooo:rsid="01b9678c"/>
    </style:style>
    <style:style style:name="T94" style:family="text">
      <style:text-properties officeooo:rsid="0232dfde"/>
    </style:style>
    <style:style style:name="T95" style:family="text">
      <style:text-properties officeooo:rsid="02352c52"/>
    </style:style>
    <style:style style:name="T96" style:family="text">
      <style:text-properties officeooo:rsid="01ba8382"/>
    </style:style>
    <style:style style:name="T97" style:family="text">
      <style:text-properties officeooo:rsid="023546c0"/>
    </style:style>
    <style:style style:name="T98" style:family="text">
      <style:text-properties officeooo:rsid="0236b99e"/>
    </style:style>
    <style:style style:name="T99" style:family="text">
      <style:text-properties officeooo:rsid="01e0d885"/>
    </style:style>
    <style:style style:name="T100" style:family="text">
      <style:text-properties officeooo:rsid="01f707f6"/>
    </style:style>
    <style:style style:name="T101" style:family="text">
      <style:text-properties fo:font-style="italic" officeooo:rsid="01f707f6" style:font-style-asian="italic" style:font-style-complex="italic"/>
    </style:style>
    <style:style style:name="T102" style:family="text">
      <style:text-properties officeooo:rsid="02399eeb"/>
    </style:style>
    <style:style style:name="T103" style:family="text">
      <style:text-properties fo:font-style="italic" officeooo:rsid="0236b99e" style:font-style-asian="italic" style:font-style-complex="italic"/>
    </style:style>
    <style:style style:name="T104" style:family="text">
      <style:text-properties fo:font-style="normal" officeooo:rsid="01f707f6" style:font-style-asian="normal" style:font-style-complex="normal"/>
    </style:style>
    <style:style style:name="T105" style:family="text">
      <style:text-properties fo:font-style="normal" officeooo:rsid="0238b24b" style:font-style-asian="normal" style:font-style-complex="normal"/>
    </style:style>
    <style:style style:name="T106" style:family="text">
      <style:text-properties officeooo:rsid="0238b24b"/>
    </style:style>
    <style:style style:name="T107" style:family="text">
      <style:text-properties fo:font-style="italic" officeooo:rsid="0238b24b" style:font-style-asian="italic" style:font-style-complex="italic"/>
    </style:style>
    <style:style style:name="T108" style:family="text">
      <style:text-properties fo:font-style="normal" officeooo:rsid="02399eeb" style:font-style-asian="normal" style:font-style-complex="normal"/>
    </style:style>
    <style:style style:name="T109" style:family="text">
      <style:text-properties fo:font-style="normal" officeooo:rsid="0238c3d5" style:font-style-asian="normal" style:font-style-complex="normal"/>
    </style:style>
    <style:style style:name="T110" style:family="text">
      <style:text-properties officeooo:rsid="0238c3d5"/>
    </style:style>
    <style:style style:name="T111" style:family="text">
      <style:text-properties fo:font-style="italic" officeooo:rsid="0238c3d5" style:font-style-asian="italic" style:font-style-complex="italic"/>
    </style:style>
    <style:style style:name="T112" style:family="text">
      <style:text-properties fo:font-style="normal" officeooo:rsid="01f9fd19" style:font-style-asian="normal" style:font-style-complex="normal"/>
    </style:style>
    <style:style style:name="T113" style:family="text">
      <style:text-properties fo:font-style="normal" officeooo:rsid="020008f4" style:font-style-asian="normal" style:font-style-complex="normal"/>
    </style:style>
    <style:style style:name="T114" style:family="text">
      <style:text-properties officeooo:rsid="01bb0bdc"/>
    </style:style>
    <style:style style:name="T115" style:family="text">
      <style:text-properties officeooo:rsid="01f5d04b"/>
    </style:style>
    <style:style style:name="T116" style:family="text">
      <style:text-properties officeooo:rsid="01d6aab9"/>
    </style:style>
    <style:style style:name="T117" style:family="text">
      <style:text-properties officeooo:rsid="01fa2a4a"/>
    </style:style>
    <style:style style:name="T118" style:family="text">
      <style:text-properties officeooo:rsid="01e1d801"/>
    </style:style>
    <style:style style:name="T119" style:family="text">
      <style:text-properties officeooo:rsid="01d8bb23"/>
    </style:style>
    <style:style style:name="T120" style:family="text">
      <style:text-properties officeooo:rsid="01f89cd6"/>
    </style:style>
    <style:style style:name="T121" style:family="text">
      <style:text-properties officeooo:rsid="01e508f6"/>
    </style:style>
    <style:style style:name="T122" style:family="text">
      <style:text-properties officeooo:rsid="01fc9925"/>
    </style:style>
    <style:style style:name="T123" style:family="text">
      <style:text-properties officeooo:rsid="01e81e72"/>
    </style:style>
    <style:style style:name="T124" style:family="text">
      <style:text-properties fo:font-style="italic" officeooo:rsid="01e508f6" style:font-style-asian="italic" style:font-style-complex="italic"/>
    </style:style>
    <style:style style:name="T125" style:family="text">
      <style:text-properties officeooo:rsid="01e61edb"/>
    </style:style>
    <style:style style:name="T126" style:family="text">
      <style:text-properties fo:font-weight="bold"/>
    </style:style>
    <style:style style:name="T127" style:family="text">
      <style:text-properties fo:font-weight="bold" officeooo:rsid="01e61edb"/>
    </style:style>
    <style:style style:name="T128" style:family="text">
      <style:text-properties officeooo:rsid="01e9c17b"/>
    </style:style>
    <style:style style:name="T129" style:family="text">
      <style:text-properties officeooo:rsid="01fc6891"/>
    </style:style>
    <style:style style:name="T130" style:family="text">
      <style:text-properties officeooo:rsid="01ebb2c3"/>
    </style:style>
    <style:style style:name="T131" style:family="text">
      <style:text-properties officeooo:rsid="01ec34bd"/>
    </style:style>
    <style:style style:name="T132" style:family="text">
      <style:text-properties officeooo:rsid="01ed0d0f"/>
    </style:style>
    <style:style style:name="T133" style:family="text">
      <style:text-properties officeooo:rsid="02027a2b"/>
    </style:style>
    <style:style style:name="T134" style:family="text">
      <style:text-properties officeooo:rsid="01eef6f4"/>
    </style:style>
    <style:style style:name="T135" style:family="text">
      <style:text-properties officeooo:rsid="01ef6727"/>
    </style:style>
    <style:style style:name="T136" style:family="text">
      <style:text-properties officeooo:rsid="01fb0ed2"/>
    </style:style>
    <style:style style:name="T137" style:family="text">
      <style:text-properties officeooo:rsid="01ff8623"/>
    </style:style>
    <style:style style:name="T138" style:family="text">
      <style:text-properties fo:font-style="italic" officeooo:rsid="02041f32" style:font-style-asian="italic" style:font-style-complex="italic"/>
    </style:style>
    <style:style style:name="T139" style:family="text">
      <style:text-properties fo:font-style="italic" officeooo:rsid="01ff8623" style:font-style-asian="italic" style:font-style-complex="italic"/>
    </style:style>
    <style:style style:name="T140" style:family="text">
      <style:text-properties officeooo:rsid="02041f32"/>
    </style:style>
    <style:style style:name="T141" style:family="text">
      <style:text-properties officeooo:rsid="020008f4"/>
    </style:style>
    <style:style style:name="T142" style:family="text">
      <style:text-properties officeooo:rsid="01d8efc7"/>
    </style:style>
    <style:style style:name="T143" style:family="text">
      <style:text-properties officeooo:rsid="0221b72d"/>
    </style:style>
    <style:style style:name="T144" style:family="text">
      <style:text-properties fo:font-style="italic" officeooo:rsid="0221b72d" style:font-style-asian="italic" style:font-style-complex="italic"/>
    </style:style>
    <style:style style:name="T145" style:family="text">
      <style:text-properties officeooo:rsid="0201ca00"/>
    </style:style>
    <style:style style:name="T146" style:family="text">
      <style:text-properties officeooo:rsid="02062d0d"/>
    </style:style>
    <style:style style:name="T147" style:family="text">
      <style:text-properties officeooo:rsid="01e3076c"/>
    </style:style>
    <style:style style:name="T148" style:family="text">
      <style:text-properties officeooo:rsid="02069267"/>
    </style:style>
    <style:style style:name="T149" style:family="text">
      <style:text-properties officeooo:rsid="02081072"/>
    </style:style>
    <style:style style:name="T150" style:family="text">
      <style:text-properties fo:font-style="italic" officeooo:rsid="02069267" style:font-style-asian="italic" style:font-style-complex="italic"/>
    </style:style>
    <style:style style:name="T151" style:family="text">
      <style:text-properties fo:font-style="normal" officeooo:rsid="02069267" style:font-style-asian="normal" style:font-style-complex="normal"/>
    </style:style>
    <style:style style:name="T152" style:family="text">
      <style:text-properties fo:font-style="normal" officeooo:rsid="02081072" style:font-style-asian="normal" style:font-style-complex="normal"/>
    </style:style>
    <style:style style:name="T153" style:family="text">
      <style:text-properties fo:font-style="normal" style:font-style-asian="normal" style:font-style-complex="normal"/>
    </style:style>
    <style:style style:name="T154" style:family="text">
      <style:text-properties fo:font-style="normal" officeooo:rsid="0235cbb5" style:font-style-asian="normal" style:font-style-complex="normal"/>
    </style:style>
    <style:style style:name="T155" style:family="text">
      <style:text-properties fo:font-style="normal" officeooo:rsid="02094393" style:font-style-asian="normal" style:font-style-complex="normal"/>
    </style:style>
    <style:style style:name="T156" style:family="text">
      <style:text-properties fo:font-style="normal" officeooo:rsid="02364775" style:font-style-asian="normal" style:font-style-complex="normal"/>
    </style:style>
    <style:style style:name="T157" style:family="text">
      <style:text-properties fo:font-style="normal" officeooo:rsid="02226e93" style:font-style-asian="normal" style:font-style-complex="normal"/>
    </style:style>
    <style:style style:name="T158" style:family="text">
      <style:text-properties officeooo:rsid="0235cbb5"/>
    </style:style>
    <style:style style:name="T159" style:family="text">
      <style:text-properties officeooo:rsid="02094393"/>
    </style:style>
    <style:style style:name="T160" style:family="text">
      <style:text-properties fo:font-style="italic" officeooo:rsid="02094393" style:font-style-asian="italic" style:font-style-complex="italic"/>
    </style:style>
    <style:style style:name="T161" style:family="text">
      <style:text-properties officeooo:rsid="0217aebc"/>
    </style:style>
    <style:style style:name="T162" style:family="text">
      <style:text-properties officeooo:rsid="02364775"/>
    </style:style>
    <style:style style:name="T163" style:family="text">
      <style:text-properties fo:font-style="italic" officeooo:rsid="02364775" style:font-style-asian="italic" style:font-style-complex="italic"/>
    </style:style>
    <style:style style:name="T164" style:family="text">
      <style:text-properties fo:font-style="normal" officeooo:rsid="020b24e9" style:font-style-asian="normal" style:font-style-complex="normal"/>
    </style:style>
    <style:style style:name="T165" style:family="text">
      <style:text-properties fo:font-style="normal" officeooo:rsid="0221b72d" style:font-style-asian="normal" style:font-style-complex="normal"/>
    </style:style>
    <style:style style:name="T166" style:family="text">
      <style:text-properties officeooo:rsid="02226e93"/>
    </style:style>
    <style:style style:name="T167" style:family="text">
      <style:text-properties fo:font-style="normal" officeooo:rsid="0217aebc" style:font-style-asian="normal" style:font-style-complex="normal"/>
    </style:style>
    <style:style style:name="T168" style:family="text">
      <style:text-properties officeooo:rsid="020d185c"/>
    </style:style>
    <style:style style:name="T169" style:family="text">
      <style:text-properties officeooo:rsid="02243d9e"/>
    </style:style>
    <style:style style:name="T170" style:family="text">
      <style:text-properties fo:font-style="italic" officeooo:rsid="02052b81" style:font-style-asian="italic" style:font-style-complex="italic"/>
    </style:style>
    <style:style style:name="T171" style:family="text">
      <style:text-properties fo:font-style="normal" officeooo:rsid="020d185c" style:font-style-asian="normal" style:font-style-complex="normal"/>
    </style:style>
    <style:style style:name="T172" style:family="text">
      <style:text-properties fo:font-style="normal" officeooo:rsid="020dc219" style:font-style-asian="normal" style:font-style-complex="normal"/>
    </style:style>
    <style:style style:name="T173" style:family="text">
      <style:text-properties fo:font-style="normal" officeooo:rsid="02261b12" style:font-style-asian="normal" style:font-style-complex="normal"/>
    </style:style>
    <style:style style:name="T174" style:family="text">
      <style:text-properties fo:font-style="normal" officeooo:rsid="020e0ea8" style:font-style-asian="normal" style:font-style-complex="normal"/>
    </style:style>
    <style:style style:name="T175" style:family="text">
      <style:text-properties fo:font-style="italic" officeooo:rsid="020d185c" style:font-style-asian="italic" style:font-style-complex="italic"/>
    </style:style>
    <style:style style:name="T176" style:family="text">
      <style:text-properties fo:font-style="italic" officeooo:rsid="020e0ea8" style:font-style-asian="italic" style:font-style-complex="italic"/>
    </style:style>
    <style:style style:name="T177" style:family="text">
      <style:text-properties fo:font-style="normal" officeooo:rsid="0215badd" style:font-style-asian="normal" style:font-style-complex="normal"/>
    </style:style>
    <style:style style:name="T178" style:family="text">
      <style:text-properties officeooo:rsid="020e0ea8"/>
    </style:style>
    <style:style style:name="T179" style:family="text">
      <style:text-properties fo:font-style="normal" officeooo:rsid="02105b31" style:font-style-asian="normal" style:font-style-complex="normal"/>
    </style:style>
    <style:style style:name="T180" style:family="text">
      <style:text-properties fo:font-style="normal" officeooo:rsid="0210916f" style:font-style-asian="normal" style:font-style-complex="normal"/>
    </style:style>
    <style:style style:name="T181" style:family="text">
      <style:text-properties officeooo:rsid="020ed89e"/>
    </style:style>
    <style:style style:name="T182" style:family="text">
      <style:text-properties fo:font-style="normal" officeooo:rsid="020ed89e" style:font-style-asian="normal" style:font-style-complex="normal"/>
    </style:style>
    <style:style style:name="T183" style:family="text">
      <style:text-properties officeooo:rsid="0210916f"/>
    </style:style>
    <style:style style:name="T184" style:family="text">
      <style:text-properties officeooo:rsid="02182117"/>
    </style:style>
    <style:style style:name="T185" style:family="text">
      <style:text-properties fo:font-style="normal" officeooo:rsid="021193b7" style:font-style-asian="normal" style:font-style-complex="normal"/>
    </style:style>
    <style:style style:name="T186" style:family="text">
      <style:text-properties fo:font-style="normal" officeooo:rsid="0219bc92" style:font-style-asian="normal" style:font-style-complex="normal"/>
    </style:style>
    <style:style style:name="T187" style:family="text">
      <style:text-properties fo:font-style="normal" officeooo:rsid="02132487" style:font-style-asian="normal" style:font-style-complex="normal"/>
    </style:style>
    <style:style style:name="T188" style:family="text">
      <style:text-properties fo:font-style="normal" officeooo:rsid="02182117" style:font-style-asian="normal" style:font-style-complex="normal"/>
    </style:style>
    <style:style style:name="T189" style:family="text">
      <style:text-properties fo:font-style="italic" officeooo:rsid="021193b7" style:font-style-asian="italic" style:font-style-complex="italic"/>
    </style:style>
    <style:style style:name="T190" style:family="text">
      <style:text-properties fo:font-style="normal" officeooo:rsid="0213a5d6" style:font-style-asian="normal" style:font-style-complex="normal"/>
    </style:style>
    <style:style style:name="T191" style:family="text">
      <style:text-properties officeooo:rsid="0219bc92"/>
    </style:style>
    <style:style style:name="T192" style:family="text">
      <style:text-properties fo:font-style="normal" officeooo:rsid="021af058" style:font-style-asian="normal" style:font-style-complex="normal"/>
    </style:style>
    <style:style style:name="T193" style:family="text">
      <style:text-properties fo:font-style="normal" officeooo:rsid="02243d9e" style:font-style-asian="normal" style:font-style-complex="normal"/>
    </style:style>
    <style:style style:name="T194" style:family="text">
      <style:text-properties officeooo:rsid="021af058"/>
    </style:style>
    <style:style style:name="T195" style:family="text">
      <style:text-properties fo:font-style="normal" officeooo:rsid="021b798e" style:font-style-asian="normal" style:font-style-complex="normal"/>
    </style:style>
    <style:style style:name="T196" style:family="text">
      <style:text-properties fo:font-style="normal" officeooo:rsid="021bf7c5" style:font-style-asian="normal" style:font-style-complex="normal"/>
    </style:style>
    <style:style style:name="T197" style:family="text">
      <style:text-properties officeooo:rsid="021bf7c5"/>
    </style:style>
    <style:style style:name="T198" style:family="text">
      <style:text-properties officeooo:rsid="02261b12"/>
    </style:style>
    <style:style style:name="T199" style:family="text">
      <style:text-properties fo:font-style="normal" officeooo:rsid="02268cee" style:font-style-asian="normal" style:font-style-complex="normal"/>
    </style:style>
    <style:style style:name="T200" style:family="text">
      <style:text-properties fo:font-style="normal" officeooo:rsid="022834d9" style:font-style-asian="normal" style:font-style-complex="normal"/>
    </style:style>
    <style:style style:name="T201" style:family="text">
      <style:text-properties fo:font-style="italic" officeooo:rsid="02268cee" style:font-style-asian="italic" style:font-style-complex="italic"/>
    </style:style>
    <style:style style:name="T202" style:family="text">
      <style:text-properties officeooo:rsid="02268cee"/>
    </style:style>
    <style:style style:name="T203" style:family="text">
      <style:text-properties officeooo:rsid="022834d9"/>
    </style:style>
    <style:style style:name="T204" style:family="text">
      <style:text-properties officeooo:rsid="022710b9"/>
    </style:style>
    <style:style style:name="T205" style:family="text">
      <style:text-properties fo:font-style="italic" officeooo:rsid="022710b9" style:font-style-asian="italic" style:font-style-complex="italic"/>
    </style:style>
    <style:style style:name="T206" style:family="text">
      <style:text-properties fo:font-style="italic" officeooo:rsid="01d8efc7" style:font-style-asian="italic" style:font-style-complex="italic"/>
    </style:style>
    <style:style style:name="T207" style:family="text">
      <style:text-properties fo:font-style="italic" officeooo:rsid="022834d9" style:font-style-asian="italic" style:font-style-complex="italic"/>
    </style:style>
    <style:style style:name="T208" style:family="text">
      <style:text-properties fo:font-style="normal" officeooo:rsid="0228b228" style:font-style-asian="normal" style:font-style-complex="normal"/>
    </style:style>
    <style:style style:name="T209" style:family="text">
      <style:text-properties fo:font-style="italic" officeooo:rsid="0228b228" style:font-style-asian="italic" style:font-style-complex="italic"/>
    </style:style>
    <style:style style:name="T210" style:family="text">
      <style:text-properties officeooo:rsid="0228b228"/>
    </style:style>
    <style:style style:name="T211" style:family="text">
      <style:text-properties officeooo:rsid="02290877"/>
    </style:style>
    <style:style style:name="T212" style:family="text">
      <style:text-properties fo:font-style="normal" officeooo:rsid="02290877" style:font-style-asian="normal" style:font-style-complex="normal"/>
    </style:style>
    <style:style style:name="T213" style:family="text">
      <style:text-properties officeooo:rsid="0229965e"/>
    </style:style>
    <style:style style:name="T214" style:family="text">
      <style:text-properties fo:font-style="italic" officeooo:rsid="0229965e" style:font-style-asian="italic" style:font-style-complex="italic"/>
    </style:style>
    <style:style style:name="T215" style:family="text">
      <style:text-properties fo:font-size="9pt" officeooo:rsid="0229965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m Buchladen und dem verlegerischen Wirken </text:span><text:span text:style-name="T5">von Johann Jakob Kanter </text:span><text:span text:style-name="T6">(</text:span>1738–1786<text:span text:style-name="T6">)</text:span><text:span text:style-name="T5"> verbunden.</text:span><text:span text:style-name="T5"><text:note text:id="ftn1" text:note-class="footnote"><text:note-citation>1</text:note-citation><text:note-body><text:p text:style-name="Footnote"><text:span text:style-name="T7">Z</text:span>u Kanter: einfach <text:span text:style-name="T7">auf </text:span>Hamann-Register-Eintrag <text:span text:style-name="T7">verweisen</text:span>? Kohnen-Aufsatz<text:span text:style-name="T8">?</text:span><text:span text:style-name="T9"> – Wie überhaupt die Zitate zum Hamann-Briefwechsel machen, am besten mit Links auf die Website (grad sind dev-links drin)? Für das Register bräuchte man jedenfalls noch eine aktuelle Version online?!?</text:span></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10">; ein guter Zeitpunkt wohl, um in einer an Zeitschriftengründungen reichen Phase der deutschen und europäischen Aufklärung auch in Königsberg an die Gründung eines gelehrten Periodikums zu gehen.</text:span><text:span text:style-name="T10"><text:note text:id="ftn2" text:note-class="footnote"><text:note-citation>2</text:note-citation><text:note-body><text:p text:style-name="P5">Zu Zeitschriftengründungen von 1700 bis 1800 und Journalgattungen (<text:span text:style-name="T11">l</text:span>iterarische, <text:span text:style-name="T11">a</text:span>ufklärende, <text:span text:style-name="T11">p</text:span>olitische, <text:span text:style-name="T11">g</text:span>elehrte<text:span text:style-name="T11"> Zeitungen</text:span>) vgl. die Übersichten bei <text:span text:style-name="T12">Rudolf </text:span>Stöber<text:span text:style-name="T12">: Deutsche Pressegeschichte. Von den Anfängen bis zur Gegenwart (München, Konstanz 2014)</text:span><text:span text:style-name="T13">,</text:span> 92f.</text:p></text:note-body></text:note></text:span><text:span text:style-name="T10"> </text:span><text:span text:style-name="T14">Der umtriebige </text:span><text:span text:style-name="T5">Kanter vermochte es in der Aufbruchsstimmung</text:span><text:span text:style-name="T10"> dieser Jahre</text:span><text:span text:style-name="T5">, eine Reihe junger</text:span><text:span text:style-name="T10">, talentierter</text:span><text:span text:style-name="T5"> </text:span><text:span text:style-name="T15">Schriftsteller</text:span><text:span text:style-name="T5"> für das Zeitungsprojekt zu gewinnen, das durch Rezensionen und Anzeigen von Neuerscheinungen seinem Buchgeschäft helfen sollte. Sein</text:span><text:span text:style-name="T11">e</text:span><text:span text:style-name="T5"> </text:span><text:span text:style-name="T11">Buchhandlung </text:span><text:span text:style-name="T5">war </text:span><text:span text:style-name="T16">ab Anfang der 1760er Jahre</text:span><text:span text:style-name="T5"> das Zentrum der Königsberger Intellektuellen und sein verlegerisches Wirken, </text:span><text:span text:style-name="T17">das besonders für d</text:span><text:span text:style-name="T18">as</text:span><text:span text:style-name="T17"> frühe </text:span><text:span text:style-name="T19">literarische</text:span><text:span text:style-name="T20"> und philosophische</text:span><text:span text:style-name="T19"> </text:span><text:span text:style-name="T18">Schaffen</text:span><text:span text:style-name="T17"> </text:span><text:span text:style-name="T11">Johann Georg </text:span><text:span text:style-name="T17">Hamanns, </text:span><text:span text:style-name="T11">Immanuel </text:span><text:span text:style-name="T17">Kants </text:span><text:span text:style-name="T18">und </text:span><text:span text:style-name="T11">Johann Gottfried </text:span><text:span text:style-name="T18">Herders</text:span><text:span text:style-name="T17"> von Bedeutung war</text:span><text:span text:style-name="T5">, trug </text:span><text:span text:style-name="T21">nicht unwesentlich</text:span><text:span text:style-name="T5"> dazu bei, Königsberg von der Provinz zu einem bedeutenden Ort der </text:span><text:span text:style-name="T22">europäischen </text:span><text:span text:style-name="T5">Aufklärung zu machen.</text:span><text:span text:style-name="T5"><text:note text:id="ftn3" text:note-class="footnote"><text:note-citation>3</text:note-citation><text:note-body><text:p text:style-name="Footnote"><text:span text:style-name="T7">V</text:span>gl. Dreher, 182–187<text:span text:style-name="T23">.</text:span></text:p></text:note-body></text:note></text:span></text:p>
      <text:p text:style-name="P6"><text:span text:style-name="T17">Eine weitere Gunst der Stunde, die Kanter nutzte, war die </text:span><text:span text:style-name="T18">seinerzeitige</text:span><text:span text:style-name="T17"> Schwäche </text:span><text:span text:style-name="T24">der</text:span><text:span text:style-name="T17"> Königsberger Konkurrenz, namentlich de</text:span><text:span text:style-name="T11">r</text:span><text:span text:style-name="T17"> Hartungschen </text:span><text:span text:style-name="T11">Buchhandlung</text:span><text:span text:style-name="T17">, </text:span><text:span text:style-name="T14">d</text:span><text:span text:style-name="T11">ie</text:span><text:span text:style-name="T14"> ebenfalls eine Zeitung herausgab.</text:span><text:span text:style-name="T17"> </text:span><text:span text:style-name="T18">Nach dem Tod </text:span>Johann Heinrich Hartung<text:span text:style-name="T18">s 1756 </text:span><text:span text:style-name="T14">sowie</text:span><text:span text:style-name="T18"> </text:span><text:span text:style-name="T14">einiger</text:span><text:span text:style-name="T18"> weiterer Leiter des Familienbetriebs </text:span><text:span text:style-name="T14">in den Folgejahren</text:span><text:span text:style-name="T18"> konnte sich das Unternehmen erst ab den späten 1760er Jahren unter der Leitung Gottlieb Leberecht </text:span><text:soft-page-break/><text:span text:style-name="T18">Hartungs </text:span><text:span text:style-name="T6">(</text:span>1747–1797<text:span text:style-name="T6">)</text:span><text:span text:style-name="T18"> wieder stabilisieren.</text:span><text:span text:style-name="T18"><text:note text:id="ftn4" text:note-class="footnote"><text:note-citation>4</text:note-citation><text:note-body><text:p text:style-name="Footnote"><text:span text:style-name="T7">V</text:span>gl. Dreher, 171f. u. 204–206<text:span text:style-name="T8">.</text:span></text:p></text:note-body></text:note></text:span><text:span text:style-name="T18"> Diese Konkurrenz </text:span><text:span text:style-name="T14">von Kantersche</text:span><text:span text:style-name="T11">r</text:span><text:span text:style-name="T14"> Buch</text:span><text:span text:style-name="T11">handlung</text:span><text:span text:style-name="T14"> bzw. Zeitung mit Hartung spielte noch</text:span><text:span text:style-name="T18"> eine bedeutende Rolle in der Geschichte der </text:span><text:span text:style-name="T14">KGPZ, </text:span><text:span text:style-name="T25">sie</text:span><text:span text:style-name="T14"> endete</text:span><text:span text:style-name="T18"> letztlich </text:span><text:span text:style-name="T14">in den späten 1780ern </text:span><text:span text:style-name="T18">mit der Übernahme de</text:span><text:span text:style-name="T11">r</text:span><text:span text:style-name="T18"> Kanterschen Buch</text:span><text:span text:style-name="T11">handlung</text:span><text:span text:style-name="T18"> durch Hartung.</text:span></text:p>
      <text:p text:style-name="P6"><text:span text:style-name="T25">1763 aber </text:span><text:span text:style-name="T26">versuchte Kanter zunächst, für seine Buch</text:span><text:span text:style-name="T11">handlung</text:span><text:span text:style-name="T26"> an ein königlich-preußisches Privileg zu gelangen (ähnlich einer staatlichen Konzession), nachdem ihm 1760 ein solches bereits von der russischen Besatzung gewährt worden war. Bei Gelegenheit dieser Bitte suchte er zugleich um </text:span><text:span text:style-name="T8">die </text:span><text:span text:style-name="T27">Gewährung eines Privilegs</text:span><text:span text:style-name="T26"> zur Herausgabe einer Zeitung </text:span><text:span text:style-name="T27">an und begründete dies in einem Schreiben vom 16. September 1763, das den Plan des Zeitungsprojekts umreißt, folgendermaßen</text:span><text:span text:style-name="T26">: </text:span></text:p>
      <text:p text:style-name="Quotations"><text:span text:style-name="T26">Diesemnächst geruhen Ewr. Königl. Majestät auch sich von mir allerunterthänigst vorstellen zu lassen, da</text:span><text:span text:style-name="T27">ß</text:span><text:span text:style-name="T26"> ich auf Zureden verschiedener dortigen Gelehrten, zur Verbeßerung des dortigen Geschmacks und mehrerer Ausbreitung </text:span>des Commercii litterarii, woran es in Preußen, in Rücksicht auf andere deutsche Universitaeten noch sehr mangelt, <text:span text:style-name="T26">intentioniret bin, eine Gelehrte Zeitung zu verlegen. Nur muß ich besorgen, da</text:span><text:span text:style-name="T28">ß</text:span><text:span text:style-name="T26"> solche von Anfang nicht so starck gehn möchte, daß ich diese nützliche Entreprise souteniren könnte, wenn Ew. Kgl. Majest. </text:span><text:span text:style-name="T27">m</text:span><text:span text:style-name="T26">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5" text:note-class="footnote"><text:note-citation>5</text:note-citation><text:note-body><text:p text:style-name="P7"><text:span text:style-name="T7">Z</text:span>itiert nach Rehberg, 91f., vgl. auch Dreher, 181f.<text:span text:style-name="T23">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29">und seiner deutschnational ausgerichteten Pressegeschichte </text:span><text:span text:style-name="T23">gilt es indessen vorsichtig umzugehen, </text:span><text:span text:style-name="T29">zumal</text:span><text:span text:style-name="T23"> sein Blick </text:span><text:span text:style-name="T29">durch </text:span><text:span text:style-name="T23">eine antisemitische Fixation gegen </text:span><text:span text:style-name="T29">›</text:span><text:span text:style-name="T23">verjudete Berliner</text:span><text:span text:style-name="T29">‹ u. dgl. eingetrübt ist.</text:span></text:p></text:note-body></text:note></text:p>
      <text:p text:style-name="HT_5f_Stumpf"><text:span text:style-name="T30">Der Plan für die Zeitung sah also einerseits einen gelehrten Teil mit Rezensionen</text:span><text:span text:style-name="T31"> und</text:span><text:span text:style-name="T30"> Buchanzeigen,</text:span><text:span text:style-name="T31"> aber auch</text:span><text:span text:style-name="T30"> </text:span><text:span text:style-name="T6">Aufsätzen und Gedichten</text:span><text:span text:style-name="T30"> vor, andererseits einen politischen Teil mit Nachrichten ›aus aller Welt‹</text:span><text:span text:style-name="T31">, damals meist kurze Avisen und Hofnachrichten</text:span><text:span text:style-name="T20">, geordnet nach den Orten der Korrespondenten (das meiste wurde aber aus anderen Zeitungen übernommen)</text:span><text:span text:style-name="T30">. </text:span><text:span text:style-name="T6">So wurde es in der zwei Mal wöchentlich erscheinenden Zeitung dann auch gehandhabt</text:span><text:span text:style-name="T32">.</text:span><text:span text:style-name="T6"> </text:span><text:span text:style-name="T32">F</text:span><text:span text:style-name="T30">ür die letzte </text:span><text:span text:style-name="T6">von vier</text:span><text:span text:style-name="T30"> Seite</text:span><text:span text:style-name="T6">n</text:span><text:span text:style-name="T33"> </text:span><text:span text:style-name="T6">auf einem halben </text:span><text:soft-page-break/><text:span text:style-name="T6">Quartbogen</text:span><text:span text:style-name="T30"> kam noch ein Anzeigenteil mit Nachrichten zur Lotterie, Wechselkursen, Lokalanzeigen, </text:span><text:span text:style-name="T34">Fremdenlisten</text:span><text:span text:style-name="T30"> etc. hinzu</text:span><text:span text:style-name="T8"> (die thematische Gestaltung</text:span><text:span text:style-name="T31"> </text:span><text:span text:style-name="T33">der letzten Seite </text:span><text:span text:style-name="T31">wandelte sich über die Jahre </text:span><text:span text:style-name="T8">häufig)</text:span><text:span text:style-name="T30">.</text:span><text:span text:style-name="T31"> –</text:span><text:span text:style-name="T30"> Das Buchhandelsprivileg wurde Kanter zwar in der Antwort auf seine Bitte am 1. Dezember 1763 gewährt, dasjenige für die Herausgabe einer Zeitung jedoch nur mit der Einschränkung, dass </text:span><text:span text:style-name="T11">lediglich</text:span><text:span text:style-name="T30"> solche politischen Nachrichten gebracht werden dürfen, die nicht vorher in den Hartungschen Zeitungen erschienen sind, welche bereits das Privileg für politische Nachrichten </text:span><text:span text:style-name="T34">besaß</text:span><text:span text:style-name="T30">.</text:span><text:span text:style-name="T30"><text:note text:id="ftn6" text:note-class="footnote"><text:note-citation>6</text:note-citation><text:note-body><text:p text:style-name="Footnote">Vgl. Rehberg, 92: <text:span text:style-name="T35">»</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35">«</text:span>.</text:p></text:note-body></text:note></text:span><text:span text:style-name="T36"> </text:span><text:span text:style-name="T32">Wegen</text:span><text:span text:style-name="T31"> der Hartungschen Konkurrenz musste d</text:span><text:span text:style-name="T36">ie KGPZ ihre Attraktivität also vor allem aus dem gelehrten Teil </text:span><text:span text:style-name="T11">der Zeitung </text:span><text:span text:style-name="T36">ziehen.</text:span></text:p>
      <text:p text:style-name="P8"><text:span text:style-name="T31">Diese</text:span><text:span text:style-name="T37"> </text:span><text:span text:style-name="T38">Kombination von </text:span><text:span text:style-name="T37">politischer Zeitung und gelehrter Rezensionszeitschrift ist </text:span><text:span text:style-name="T38">eigentlich nicht zeittypisch</text:span><text:span text:style-name="T39">: Erfolgreiche zeitgenössische Vorbilder wie der </text:span><text:span text:style-name="T40">Hamburgische Unpartheyische Correspondent</text:span><text:span text:style-name="T38"> </text:span><text:span text:style-name="T39">im </text:span><text:span text:style-name="T11">p</text:span><text:span text:style-name="T39">olitischen oder die </text:span><text:span text:style-name="T40">Allgemeine Deutsche Bibliothek</text:span><text:span text:style-name="T39"> </text:span><text:span text:style-name="T33">im</text:span><text:span text:style-name="T39"> </text:span><text:span text:style-name="T33">gelehrten Bereich</text:span><text:span text:style-name="T39"> zeigen, dass man Mitte des 18. Jahrhunderts eher nicht zur Mischung der Zeitungsbereiche neigte</text:span><text:span text:style-name="T36">.</text:span><text:span text:style-name="T39"> </text:span><text:span text:style-name="T41">Mit dem Zeitungstyp unterschied sich in der Regel auch das Format</text:span><text:span text:style-name="T33">,</text:span><text:span text:style-name="T41"> das Erscheinungsintervall</text:span><text:span text:style-name="T33"> und die Länge der Artikel</text:span><text:span text:style-name="T41">: Politische Zeitungen erschienen ein bis vier Mal wöchentlich, zweispaltig in größerem Format</text:span><text:span text:style-name="T33">, mit meist kurzen Artikeln</text:span><text:span text:style-name="T41">; </text:span><text:span text:style-name="T33">gelehrte Zeitschriften</text:span><text:span text:style-name="T41"> quartalsweise oder monatlich in Oktav</text:span><text:span text:style-name="T33"> mit ausführlicheren Rezensionen und Aufsätzen</text:span><text:span text:style-name="T41">. </text:span><text:span text:style-name="T33">Die KGPZ – mit ihrem zwei Mal wöchentlichen Erscheinen und dem zweispaltigen Layout – </text:span><text:span text:style-name="T42">war von der Aufmachung her also eine politische Zeitung, inhaltlich hatte sie aber einen gelehrten Schwerpunkt</text:span><text:span text:style-name="T33">. </text:span><text:span text:style-name="T36">A</text:span><text:span text:style-name="T39">naloge zeitgenössische </text:span><text:span text:style-name="T21">Presse</text:span><text:span text:style-name="T39">projekte</text:span><text:span text:style-name="T41">, die zwei Mal wöchentlich Rezensionen auf einer zweispaltig gesetzten Seite bringen,</text:span><text:span text:style-name="T39"> </text:span><text:span text:style-name="T36">sind</text:span><text:span text:style-name="T42"> dann</text:span><text:span text:style-name="T36"> auch </text:span><text:span text:style-name="T39">schwer auszumachen</text:span><text:span text:style-name="T31"> (davon abgesehen, dass die meisten politischen Zeitungen auch nebenbei gelehrte Anzeigen brachten</text:span><text:span text:style-name="T31"><text:note text:id="ftn7" text:note-class="footnote"><text:note-citation>7</text:note-citation><text:note-body><text:p text:style-name="P9"><text:span text:style-name="T43">Eine Ähnlichkeit zu einem zeitgenössischen Presseorgan in Bezug auf Format und Schwerpunkt besteht am ehesten zu der 1767 von Klopstocks Vetter Leisching gegründeten </text:span><text:span text:style-name="T44">Kaiserlich privilegirte</text:span><text:span text:style-name="T45">n</text:span><text:span text:style-name="T44"> Hamburgische</text:span><text:span text:style-name="T45">n</text:span><text:span text:style-name="T44"> neue</text:span><text:span text:style-name="T45">n</text:span><text:span text:style-name="T44"> Zeitung</text:span><text:span text:style-name="T45">. </text:span><text:span text:style-name="T46">In der ebenfalls zweispaltig auf vier Seiten, mehrmals wöchentlich erscheinenden Zeitung besteht zwar ein klarer Schwerpunkt auf dem Politischen und die „Gelehrten Sachen“ werden meist nur auf der letzten Seite platziert; die gelehrten Artikel, vor allem die Polemiken Gerstenbergs, fanden aber bald überregional einige Beachtung.</text:span><text:span text:style-name="T47">?!?</text:span></text:p></text:note-body></text:note></text:span><text:span text:style-name="T31">)</text:span><text:span text:style-name="T39">. </text:span><text:span text:style-name="T48">Dass diese neuartige Schwerpunktverschiebung der KGPZ zunächst auf ein gewisses Befremden unter den Lesern stieß, lässt sich auch an einem abgedruckten Leserbrief vom Sommer 1764 ersehen. Ein </text:span><text:soft-page-break/><text:span text:style-name="T48">gewisser Vinzenz Urban aus der damaligen deutschen Pressehochburg Hamburg schreibt dort, ihm gefalle es, dass in den KGPZ „den Wissenschaften ihre gebührende Würde zugestanden wird. Andere Zeitungen machen es gar nicht so verständig. Indem sie sich zuerst von Fürsten, Grafen und Herren müde schwatzen, werden die armen Gelehrten bis hinten auf den Winkel verwiesen“.</text:span><text:span text:style-name="T48"><text:note text:id="ftn20" text:note-class="footnote"><text:note-citation>8</text:note-citation><text:note-body><text:p text:style-name="P10"><text:span text:style-name="T8">&lt;</text:span>https://dev.koenigsberger-zeitungen.de/1764/42<text:span text:style-name="T8">&gt;</text:span><text:span text:style-name="T48">.</text:span></text:p></text:note-body></text:note></text:span></text:p>
      <text:p text:style-name="P8"><text:span text:style-name="T42">Viele Auseinandersetzungen in der Redaktion lassen sich auch auf diesen grundlegenden Widerspruch zurückführen: Kanter wollte Kurzrezensionen und Anzeigen vor allem von lokalen Büchern, wie es </text:span><text:span text:style-name="T49">einerseits </text:span><text:span text:style-name="T42">den distributiven Zwecken seine</text:span><text:span text:style-name="T49">r Buchhandlung</text:span><text:span text:style-name="T42"> </text:span><text:span text:style-name="T50">auf dem deutschbaltischen B</text:span><text:span text:style-name="T49">u</text:span><text:span text:style-name="T50">chmarkt </text:span><text:span text:style-name="T11">bzw. seinen Gewinninteressen </text:span><text:span text:style-name="T42">entsprach</text:span><text:span text:style-name="T49">, andererseits aber auch dem Typus von Zeitung, die er herausgab, der eher dem einer politischen entsprach.</text:span><text:span text:style-name="T42"> </text:span><text:span text:style-name="T49">S</text:span><text:span text:style-name="T42">eine Autoren wollten indessen </text:span><text:span text:style-name="T2">tendenziell </text:span><text:span text:style-name="T42">längere, mehr in die Tiefe gehende Artikel und Rezensionen über deutschlandweit bekannte </text:span><text:span text:style-name="T50">Bücher</text:span><text:span text:style-name="T42"> schreiben</text:span><text:span text:style-name="T50">, wie es den überregional bekannten Rezensionszeitschriften entsprach, die sie rezipierten.</text:span></text:p>
      <text:p text:style-name="P11"><text:span text:style-name="T39">Der </text:span><text:span text:style-name="T37">Schwerpunkt</text:span><text:span text:style-name="T39"> de</text:span><text:span text:style-name="T36">s gelehrten Teils</text:span><text:span text:style-name="T39"> sollte</text:span><text:span text:style-name="T36"> </text:span><text:span text:style-name="T37">auf dem ostpreußischen und deutschbaltischen Büchermarkt</text:span><text:span text:style-name="T39"> liegen, mithin dezidiert regional sein, was besonders anfänglich in der Redaktion durchaus umstritten gewesen sein dürfte.</text:span><text:span text:style-name="T36"> So kündigte der Herausgeber Kanter im 42. Stück vom 25. Juni 1764 eine Neuausrichtung des gelehrten Teils an, nachdem Hamann kurz zuvor aus der Redaktion ausgeschieden war: </text:span><text:span text:style-name="T35">»</text:span><text:span text:style-name="T51">In der Wahl der Bücher wird er [der Herausgeber Kanter] den Geschmack von Preußen und Curland sein vornehmstes Augenmerk seyn laßen; und das übrige Deutschland völlig unsern Gegenden nachsetzen.</text:span><text:span text:style-name="T35">«</text:span><text:span text:style-name="T37"><text:note text:id="ftn8" text:note-class="footnote"><text:note-citation>9</text:note-citation><text:note-body><text:p text:style-name="P12"><text:span text:style-name="T8">&lt;</text:span>https://dev.koenigsberger-zeitungen.de/1764/42<text:span text:style-name="T8">&gt;.</text:span></text:p></text:note-body></text:note></text:span><text:span text:style-name="T38"> </text:span><text:span text:style-name="T22">Wie man an der Übersicht zu den Orten der rezensierten Werke sehen kann</text:span><text:span text:style-name="T22"><text:note text:id="ftn9" text:note-class="footnote"><text:note-citation>10</text:note-citation><text:note-body><text:p text:style-name="Footnote"><text:span text:style-name="T22">Vgl. </text:span><text:span text:style-name="T8">&lt;</text:span>https://dev.koenigsberger-zeitungen.de/ort/<text:span text:style-name="T8">&gt;.</text:span></text:p></text:note-body></text:note></text:span><text:span text:style-name="T22"> – denn den Erscheinungsort des rezensierten Werkes zeigte normalerweise die Überschrift </text:span><text:span text:style-name="T32">bei</text:span><text:span text:style-name="T22"> Rezension</text:span><text:span text:style-name="T32">en an</text:span><text:span text:style-name="T22"> –</text:span><text:span text:style-name="T52">,</text:span><text:span text:style-name="T22"> blieben die rezensierten Werke dennoch über den gesamten deutschsprachigen Raum und Europa verteilt, jedoch mit einem spürbaren Akzent auf Nordostdeutschland und das Baltikum.</text:span></text:p>
      <text:p text:style-name="P13"><text:span text:style-name="T30">Für die Zensur des gelehrten Teils </text:span><text:span text:style-name="T19">der Zeitung </text:span><text:span text:style-name="T30">sollte die philosophische Fakultät der </text:span><text:span text:style-name="T6">Königsberger Universität</text:span><text:span text:style-name="T30"> verantwortlich sein, für den politischen Teil das ›Königl</text:span><text:span text:style-name="T34">iche</text:span><text:span text:style-name="T30"> Officium fisci‹.</text:span><text:span text:style-name="T30"><text:note text:id="ftn10" text:note-class="footnote"><text:note-citation>11</text:note-citation><text:note-body><text:p text:style-name="Footnote">Rehberg, 92; zum ›Officium Fisci‹, einer Behörde mit recht unklaren Zuständigkeiten, vgl. Isaacsohn: Geschichte des Preußischen Beamtenthums, Bd. 2 (Berlin 1878), S. 323.</text:p></text:note-body></text:note></text:span><text:span text:style-name="T34"> </text:span><text:span text:style-name="T53">A</text:span><text:span text:style-name="T54">llzu aktiv darf man sich die Zensur im Zeitalter Friedrichs II. </text:span><text:span text:style-name="T2">indessen</text:span><text:span text:style-name="T53"> </text:span><text:span text:style-name="T54">nicht vorstellen;</text:span><text:span text:style-name="T53"> in politisch oder religiös heiklen Angelegenheiten sowie bei Beleidigungen und ›unsittlichen‹ Inhalten griff sie zwar mitunter durch, ließ aber das </text:span><text:soft-page-break/><text:span text:style-name="T53">allermeiste passieren; sie war </text:span><text:span text:style-name="T2">allerdings</text:span><text:span text:style-name="T53"> mit einem recht hohen Maß an Willkür verbunden.</text:span><text:span text:style-name="T53"><text:note text:id="ftn11" text:note-class="footnote"><text:note-citation>12</text:note-citation><text:note-body><text:p text:style-name="P14"><text:span text:style-name="T2">Die Anekdote eines konkreten </text:span><text:span text:style-name="T53">(Beleidigungs-)</text:span>Fall<text:span text:style-name="T2">es von </text:span><text:span text:style-name="T55">1780 </text:span><text:span text:style-name="T2">berichtet Hamann</text:span><text:span text:style-name="T55"> </text:span><text:span text:style-name="T2">einmal an Herder</text:span><text:span text:style-name="T32">, vgl. </text:span><text:span text:style-name="T2">&lt;</text:span><text:span text:style-name="T32">https://dev.hamann-ausgabe.de/HKB/Briefe/611#256-12</text:span><text:span text:style-name="T2">&gt;</text:span><text:span text:style-name="T32"> (</text:span><text:span text:style-name="T55">die dort erwähnten Stücke der KGPZ und der</text:span><text:span text:style-name="T56"> übrigen Zeitungen sind </text:span><text:span text:style-name="T57">leider </text:span><text:span text:style-name="T56">nicht überliefert).</text:span><text:span text:style-name="T55"> </text:span><text:span text:style-name="T32">Der Streit</text:span><text:span text:style-name="T55"> betraf</text:span><text:span text:style-name="T2"> einige </text:span><text:span text:style-name="T53">junge Königsberger Autoren</text:span><text:span text:style-name="T2"> </text:span><text:span text:style-name="T55">der </text:span><text:span text:style-name="T58">Preußischen Blumenlese</text:span><text:span text:style-name="T59"> bzw. </text:span><text:span text:style-name="T57">des </text:span><text:span text:style-name="T58">Tempe</text:span><text:span text:style-name="T60">,</text:span><text:span text:style-name="T55"> im Hintergrund </text:span><text:span text:style-name="T57">spielt </text:span><text:span text:style-name="T55">noch immer die </text:span><text:span text:style-name="T57">Konkurrenz des Kanterschen mit dem Hartungschen Buchladen</text:span><text:span text:style-name="T56">.</text:span></text:p></text:note-body></text:note></text:span><text:span text:style-name="T53"> – </text:span><text:span text:style-name="T54">Zur anfänglichen </text:span><text:span text:style-name="T7">Auflage </text:span><text:span text:style-name="T54">ist wenig bekannt. 1779, als Kanters Unternehmungen und die Zeitung schon recht im Zerfall begriffen waren, schreibt Hamann einmal an Herder, die </text:span><text:span text:style-name="T35">»</text:span><text:span text:style-name="T54">Zeitungsleser auswärtig u einheimische werden nicht viel über 200 ausmachen</text:span><text:span text:style-name="T35">«</text:span><text:span text:style-name="T54">.</text:span><text:span text:style-name="T54"><text:note text:id="ftn12" text:note-class="footnote"><text:note-citation>13</text:note-citation><text:note-body><text:p text:style-name="Footnote"><text:span text:style-name="T9">&lt;</text:span>https://dev.hamann-ausgabe.de/HKB/Briefe/574#149-16<text:span text:style-name="T9">&gt;.</text:span></text:p></text:note-body></text:note></text:span><text:span text:style-name="T54"> Anfänglich dürfte die Auflage deutlich höher, aber auch ziemlich schwankend gewesen sein; für das zweite Halbjahr </text:span><text:span text:style-name="T19">1764 notiert Hamann einmal, es seien 100 Pränumeranten oder mehr</text:span> <text:span text:style-name="T35">»</text:span>auf dies zweyte halbe Jahr abgegangen aber auch einige neue<text:span text:style-name="T35">«</text:span> <text:span text:style-name="T61">hinzu</text:span> gekommen.<text:note text:id="ftn13" text:note-class="footnote"><text:note-citation>14</text:note-citation><text:note-body><text:p text:style-name="Footnote"><text:span text:style-name="T9">&lt;</text:span>https://dev.hamann-ausgabe.de/HKB/Briefe/263#251-31<text:span text:style-name="T9">&gt;</text:span>; <text:span text:style-name="T19">›Pränumerant‹ entspricht im zeitgenössischen Sprachgebrauch etwa dem späteren ›Subskribent‹.</text:span></text:p></text:note-body></text:note><text:span text:style-name="T62"> </text:span><text:span text:style-name="T49">Vergleichsweise ist das nicht besonders hoch, jedenfalls im Vergleich zu den überregional bekannteren Zeitungen. Et</text:span><text:span text:style-name="T62">wa der </text:span><text:span text:style-name="T63">Altonaer</text:span><text:span text:style-name="T64"> </text:span><text:span text:style-name="T65">R</text:span><text:span text:style-name="T66">eichs-Post-Reuter</text:span><text:span text:style-name="T62"> </text:span><text:span text:style-name="T49">hatte </text:span><text:span text:style-name="T62">schon im 18. J</text:span><text:span text:style-name="T67">ahr</text:span><text:span text:style-name="T62">h</text:span><text:span text:style-name="T67">undert</text:span><text:span text:style-name="T68"> Höchstauflagen von</text:span><text:span text:style-name="T62"> 14000</text:span><text:span text:style-name="T61">;</text:span><text:span text:style-name="T67"> der </text:span><text:span text:style-name="T69">Durchschnitt für</text:span><text:span text:style-name="T61"> Zeitungen</text:span><text:span text:style-name="T69"> </text:span><text:span text:style-name="T61">aus der</text:span><text:span text:style-name="T67"> zweite</text:span><text:span text:style-name="T61">n</text:span><text:span text:style-name="T69"> Hälfte des 18. </text:span><text:span text:style-name="T67">Jahrhunderts soll bei</text:span><text:span text:style-name="T69"> 600–700</text:span><text:span text:style-name="T67"> liegen.</text:span><text:span text:style-name="T62"><text:note text:id="ftn14" text:note-class="footnote"><text:note-citation>15</text:note-citation><text:note-body><text:p text:style-name="Footnote"><text:span text:style-name="T67">V</text:span>gl. Stöber, 69f.</text:p></text:note-body></text:note></text:span><text:span text:style-name="T69"> </text:span><text:span text:style-name="T70"><text:s/></text:span><text:span text:style-name="T67">D</text:span><text:span text:style-name="T70">ie erfolgreichen gelehrten Zeitschriften hatten auch deutlich höhere Auflagen,</text:span><text:span text:style-name="T71"> die</text:span><text:span text:style-name="T70"> </text:span><text:span text:style-name="T72">Allgemeine Deutsche Bibliothek</text:span><text:span text:style-name="T70"> oder</text:span><text:span text:style-name="T71"> der</text:span><text:span text:style-name="T70"> </text:span><text:span text:style-name="T73">Teutsche Merkur</text:span><text:span text:style-name="T74"> etwa </text:span><text:span text:style-name="T75">lagen bei </text:span><text:span text:style-name="T70">2500 in den </text:span><text:span text:style-name="T67">17</text:span><text:span text:style-name="T70">70ern</text:span><text:span text:style-name="T67"> (sie waren aber ebenfalls, wie gelehrte Zeitschriften überhaupt, überregional).</text:span><text:span text:style-name="T67"><text:note text:id="ftn15" text:note-class="footnote"><text:note-citation>16</text:note-citation><text:note-body><text:p text:style-name="Footnote"><text:span text:style-name="T67">V</text:span>gl. Stöber, 90<text:span text:style-name="T67">.</text:span></text:p></text:note-body></text:note></text:span><text:span text:style-name="T69"> </text:span><text:span text:style-name="T53">Der </text:span><text:span text:style-name="T69">Preis</text:span><text:span text:style-name="T53"> für die KGPZ </text:span><text:span text:style-name="T71">betrug</text:span><text:span text:style-name="T68"> »2 fl.« für die Pränumeration pro Quartal,</text:span><text:span text:style-name="T61"> wie es in der Ankündigung heißt;</text:span><text:span text:style-name="T68"><text:note text:id="ftn16" text:note-class="footnote"><text:note-citation>17</text:note-citation><text:note-body><text:p text:style-name="Footnote"><text:span text:style-name="T35">»</text:span>Nachricht<text:span text:style-name="T35">«</text:span><text:span text:style-name="T53"> – wie zitieren, wo über</text:span><text:span text:style-name="T2">haupt</text:span><text:span text:style-name="T53"> edieren?!?</text:span></text:p></text:note-body></text:note></text:span><text:span text:style-name="T53"> </text:span><text:span text:style-name="T68">ein Jahresabonnement </text:span><text:span text:style-name="T53">beliefe sich also</text:span><text:span text:style-name="T68"> </text:span><text:span text:style-name="T53">auf </text:span><text:span text:style-name="T68">8 Gulden oder 5 1/3 Reichsthaler; das </text:span><text:span text:style-name="T53">liegt</text:span><text:span text:style-name="T68"> wohl ziemlich </text:span><text:span text:style-name="T53">im zeitgenössischen Durchschnitt.</text:span><text:span text:style-name="T53"><text:note text:id="ftn17" text:note-class="footnote"><text:note-citation>18</text:note-citation><text:note-body><text:p text:style-name="Footnote"><text:span text:style-name="T53">V</text:span>gl. Stöber 73f.</text:p></text:note-body></text:note></text:span></text:p>
      <text:p text:style-name="P15"/>
      <text:p text:style-name="P15"/>
      <text:list text:continue-numbering="true" text:style-name="Outline">
        <text:list-item>
          <text:list>
            <text:list-item>
              <text:h text:style-name="P16" text:outline-level="2">Die <text:span text:style-name="T55">Autoren </text:span><text:span text:style-name="T76">der </text:span>KGPZ<text:span text:style-name="T76"> </text:span>und <text:span text:style-name="T55">der </text:span>Verlauf <text:span text:style-name="T55">der Zeitung </text:span>bis in die <text:span text:style-name="T77">frühen </text:span>1780er<text:span text:style-name="T55"> Jahre</text:span></text:h>
            </text:list-item>
          </text:list>
        </text:list-item>
      </text:list>
      <text:p text:style-name="P17"/>
      <text:p text:style-name="HT_5f_Stumpf"><text:span text:style-name="T5">Die </text:span><text:span text:style-name="T15">Schriftsteller, </text:span><text:span text:style-name="T78">welche Kanter für sein Zeitungsprojekt </text:span><text:span text:style-name="T79">als Beiträger und Redakteu</text:span><text:soft-page-break/><text:span text:style-name="T79">re gewinnen konnte</text:span><text:span text:style-name="T78">,</text:span><text:span text:style-name="T5"> hatte</text:span><text:span text:style-name="T15">n</text:span><text:span text:style-name="T5"> teilweise bereits in </text:span><text:span text:style-name="T79">den frühen 1750er Jahren in </text:span><text:span text:style-name="T5">der moralischen Wochenschrift </text:span><text:span text:style-name="T80">Daphne</text:span><text:span text:style-name="T5"> zusammengearbeitet,</text:span><text:span text:style-name="T5"><text:note text:id="ftn18" text:note-class="footnote"><text:note-citation>19</text:note-citation><text:note-body><text:p text:style-name="P18">Zu <text:span text:style-name="T16">Daphne vgl. Hamann-Register-Eintrag?</text:span></text:p></text:note-body></text:note></text:span><text:span text:style-name="T5"> </text:span><text:span text:style-name="T15">so die beiden Redakteure des ersten Jahrgangs, Hamann </text:span><text:span text:style-name="T28">und</text:span><text:span text:style-name="T15"> </text:span>Johann Friedrich Lauson.<text:note text:id="ftn19" text:note-class="footnote"><text:note-citation>20</text:note-citation><text:note-body><text:p text:style-name="P18">Zu Lauson vgl. <text:span text:style-name="T16">Hamann-Register-Eintrag </text:span>oder Kohnen-Aufsatz?</text:p></text:note-body></text:note> <text:span text:style-name="T81">Vor allem die Rezensionen und auch sonst fast alle Beiträge zur Zeitung erschienen zwar zeittypisch anonym oder allenfalls mit einem Kürzel signiert. Viele Beiträger lassen sich indessen rekonstruieren, vor allem anhand der</text:span><text:span text:style-name="T79"> gut überlieferten Briefe Hamanns an Johann Gotthelf Lindner und </text:span><text:span text:style-name="T82">des</text:span><text:span text:style-name="T79"> </text:span><text:span text:style-name="T82">frühen </text:span><text:span text:style-name="T79">Briefwechsel</text:span><text:span text:style-name="T82">s </text:span><text:span text:style-name="T79">mit Herder.</text:span><text:span text:style-name="T79"><text:note text:id="ftn21" text:note-class="footnote"><text:note-citation>21</text:note-citation><text:note-body><text:p text:style-name="P19"><text:span text:style-name="T19">Z</text:span>u Lindner<text:span text:style-name="T82"> vgl. &lt;https://dev.hamann-ausgabe.de/HKB/Register/Allgemein/l#lindner-jg&gt;, zu den Briefen an ihn &lt;https://dev.hamann-ausgabe.de/HKB/Person/8?page=1&gt;; zu Herder &lt;https://dev.hamann-ausgabe.de/HKB/Person/41&gt;.</text:span></text:p></text:note-body></text:note></text:span><text:span text:style-name="T79"> </text:span><text:span text:style-name="T81">Durch diese Briefe bekommt man auch einen </text:span><text:span text:style-name="T19">guten</text:span><text:span text:style-name="T81"> Einblick in die Redaktionsvorgänge einer Zeitung in den 1760er Jahren</text:span><text:span text:style-name="T52">.</text:span><text:span text:style-name="T81"> </text:span><text:span text:style-name="T52">D</text:span><text:span text:style-name="T81">er erste Jahrgang der KGPZ und die drei Monate von Hamanns Redakteurstätigkeit sind d</text:span><text:span text:style-name="T76">a</text:span><text:span text:style-name="T81">nn auch der am intensivsten untersuchte Zeitabschnitt der KGPZ.</text:span><text:span text:style-name="T81"><text:note text:id="ftn22" text:note-class="footnote"><text:note-citation>22</text:note-citation><text:note-body><text:p text:style-name="Footnote">Vgl. Pupi etc., Klopfer etc.</text:p></text:note-body></text:note></text:span></text:p>
      <text:p text:style-name="P20"><text:span text:style-name="T79">Neben den selbst geschriebenen Beiträgen der Redakteure finde</text:span><text:span text:style-name="T81">t</text:span><text:span text:style-name="T79"> sich im ersten Jahrgang weiterhin </text:span>ein Aufsatz über mehrere Stücke von Kant (<text:span text:style-name="T44">Über die Krankheiten des Kopfes</text:span>) <text:span text:style-name="T79">sowie eine Rezension von ihm,</text:span><text:span text:style-name="T83"><text:note text:id="ftn23" text:note-class="footnote"><text:note-citation>23</text:note-citation><text:note-body><text:p text:style-name="P18">Verweis auf KGPZ-<text:span text:style-name="T84">Register-</text:span>Eintrag<text:span text:style-name="T84">.</text:span></text:p></text:note-body></text:note></text:span> außerdem einige Gedichte und eine Rezension des 19jährigen<text:span text:style-name="T79"> Herder</text:span>.<text:note text:id="ftn24" text:note-class="footnote"><text:note-citation>24</text:note-citation><text:note-body><text:p text:style-name="P21">Verweis auf KGPZ-<text:span text:style-name="T84">Register-</text:span>Eintrag<text:span text:style-name="T84">.</text:span></text:p></text:note-body></text:note> An eher lokal bekannten Personen gibt es noch etwa den Lehrer am Fridericianum Gottlob Schlegel<text:note text:id="ftn25" text:note-class="footnote"><text:note-citation>25</text:note-citation><text:note-body><text:p text:style-name="P21">Verweis auf KGPZ-<text:span text:style-name="T84">Register-</text:span>Eintrag<text:span text:style-name="T84">.</text:span></text:p></text:note-body></text:note> <text:span text:style-name="T7">oder</text:span> den seinerzeitigen Feldprediger in Bartenstein und späteren Erzbischof und Kant-Biographen Ludwig Ernst Borowski.<text:note text:id="ftn26" text:note-class="footnote"><text:note-citation>26</text:note-citation><text:note-body><text:p text:style-name="P21">Verweis auf KGPZ-<text:span text:style-name="T84">Register-</text:span>Eintrag. – Z<text:span text:style-name="T81">u einer Übersicht über die Beiträger und rezensierten Werke in den ersten drei Monaten der KGPZ vgl. Klopfer, </text:span><text:span text:style-name="T7">380f.</text:span></text:p></text:note-body></text:note> <text:span text:style-name="T85">In bald folgenden Jahrgängen lieferten auch die </text:span><text:span text:style-name="T81">später </text:span><text:span text:style-name="T28">sehr bekannten</text:span><text:span text:style-name="T85"> </text:span><text:span text:style-name="T81">Königsberger </text:span><text:span text:style-name="T85">Schriftsteller Theodor Gottlieb Hippel und Johann George Scheffner Beiträge für die KGPZ.</text:span><text:span text:style-name="T85"><text:note text:id="ftn27" text:note-class="footnote"><text:note-citation>27</text:note-citation><text:note-body><text:p text:style-name="P22">Vgl. KGPZ-Register-Einträge<text:span text:style-name="T84">.</text:span></text:p></text:note-body></text:note></text:span><text:span text:style-name="T85"> – </text:span><text:span text:style-name="T86">Es</text:span><text:span text:style-name="T85"> versammelte sich also, </text:span><text:span text:style-name="T86">insgesamt betrachtet,</text:span><text:span text:style-name="T85"> </text:span><text:span text:style-name="T86">eine </text:span><text:span text:style-name="T84">Gruppe</text:span><text:span text:style-name="T86"> von jungen, begabten und hernach berühmten Schriftstellern und Gelehrten hinter dem Projekt der KGPZ</text:span><text:span text:style-name="T84">;</text:span><text:span text:style-name="T86"> und die Kanterschen Zeitungen hätten eines der maßgeblichen Publikations- und Rezensionsorgane des ›Königsberger Jahrhunderts‹ werden können.</text:span></text:p>
      <text:p text:style-name="P23"><text:span text:style-name="T86">Dass es nicht dazu kam, lag in erster Linie daran, dass es Kanter nicht gelang, die hohen intellektuellen Ansprüche seiner Redakteure und Beiträger mit seinem Interes</text:span><text:soft-page-break/><text:span text:style-name="T86">se an einer publikumswirksamen und populären Zeitung zu vereinbaren, die </text:span><text:span text:style-name="T76">ebenso</text:span><text:span text:style-name="T86"> den </text:span><text:span text:style-name="T87">Absatz</text:span><text:span text:style-name="T86"> seine</text:span><text:span text:style-name="T76">r</text:span><text:span text:style-name="T86"> Buch</text:span><text:span text:style-name="T76">handlung</text:span><text:span text:style-name="T86"> </text:span><text:span text:style-name="T38">vor</text:span><text:span text:style-name="T86">antreibt.</text:span><text:span text:style-name="T86"><text:note text:id="ftn0" text:note-class="footnote"><text:note-citation>28</text:note-citation><text:note-body><text:p text:style-name="Footnote">Dem Absatz für seine Buchhandlung dienten übrigens auch die zahlreichen Bücher- und Verkaufslisten de<text:span text:style-name="T88">r</text:span> Kanterschen Buch<text:span text:style-name="T88">handlung</text:span>, die in den <text:span text:style-name="T88">KGPZ</text:span> abgedruckt sind, später auch in ganzen Beilagen [einige Verweise, auch auf die Kategorie]. Sie können heute als ein relativ präziser Überblick darüber dienen, was im Königsberg der 1760er Jahre an neu erschienenen Büchern verfügbar war<text:span text:style-name="T88">.</text:span> <text:span text:style-name="T88">E</text:span>twa ein Vergleich mit den Messkatalogen der Leipziger Buchmessen würde sich lohnen.</text:p></text:note-body></text:note></text:span><text:span text:style-name="T86"> Auch </text:span><text:span text:style-name="T89">sein</text:span><text:span text:style-name="T86"> </text:span><text:span text:style-name="T38">›</text:span><text:span text:style-name="T86">windiger</text:span><text:span text:style-name="T38">‹</text:span><text:span text:style-name="T86"> Charakter </text:span><text:span text:style-name="T38">und</text:span><text:span text:style-name="T86"> </text:span><text:span text:style-name="T89">die</text:span><text:span text:style-name="T38"> Neigung, sich enthusiastisch auf neue Projekte zu stürzen, sie aber </text:span><text:span text:style-name="T87">ebenso bald zu vernachlässigen, mag eine Rolle gespielt haben.</text:span><text:span text:style-name="T87"><text:note text:id="ftn28" text:note-class="footnote"><text:note-citation>29</text:note-citation><text:note-body><text:p text:style-name="P24">Kohnen, Verhudelung, S. 16f.</text:p></text:note-body></text:note></text:span><text:span text:style-name="T87"> </text:span><text:span text:style-name="T89">Bereits das erste Stück, so </text:span><text:span text:style-name="T76">berichtet</text:span><text:span text:style-name="T89"> Hamann</text:span><text:span text:style-name="T76"> gegenüber J.G.</text:span><text:span text:style-name="T89"> Lindner, sei ziemlich »verhudelt« und von den »</text:span>100 Verdrüslichkeiten<text:span text:style-name="T89">«, die er in seinem Redakteursposten voraus</text:span><text:span text:style-name="T76">s</text:span><text:span text:style-name="T90">ehe</text:span><text:span text:style-name="T89">, erwarte er keine größere als von dem »Temperament </text:span>meines Verlegers<text:span text:style-name="T89">«</text:span><text:span text:style-name="T76">.</text:span><text:span text:style-name="T89"> Kanter wolle »</text:span>nichts haben als Mittel, die Bücher abzusetzen<text:span text:style-name="T89">« und »diese eigennützige und niedrige Absichten verheelt er sich selbst unter den prächtigen Redensarten vom Geschmack des Publici und dergl. mehr«.</text:span><text:span text:style-name="T89"><text:note text:id="ftn29" text:note-class="footnote"><text:note-citation>30</text:note-citation><text:note-body><text:p text:style-name="P25"><text:span text:style-name="T90">&lt;</text:span>https://dev.hamann-ausgabe.de/HKB/Briefe/<text:span text:style-name="T90">257</text:span>#<text:span text:style-name="T90">235</text:span>-1<text:span text:style-name="T90">9&gt;</text:span><text:span text:style-name="T84">.</text:span></text:p></text:note-body></text:note></text:span><text:span text:style-name="T90"> Für Hamann hatte der Redakteursposten also »wenig Reitz« und trotz eines Angebots für einen Jahresvertrag auf 400 Gulden verließ er die Zeitung als Redakteur bereits Mitte Mai 1764</text:span><text:span text:style-name="T91">.</text:span><text:span text:style-name="T91"><text:note text:id="ftn30" text:note-class="footnote"><text:note-citation>31</text:note-citation><text:note-body><text:p text:style-name="P26"><text:span text:style-name="T92">&lt;</text:span>https://dev.hamann-ausgabe.de/HKB/Briefe/<text:span text:style-name="T90">25</text:span><text:span text:style-name="T92">8</text:span>#<text:span text:style-name="T90">23</text:span><text:span text:style-name="T92">8</text:span>-1<text:span text:style-name="T92">1&gt;</text:span>, <text:span text:style-name="T92">vgl. &lt;</text:span>https://dev.hamann-ausgabe.de/HKB/Briefe/<text:span text:style-name="T90">2</text:span><text:span text:style-name="T92">63</text:span>#<text:span text:style-name="T92">250</text:span>-<text:span text:style-name="T92">24&gt;</text:span> und <text:span text:style-name="T92">&lt;</text:span>https://dev.hamann-ausgabe.de/HKB/Briefe/<text:span text:style-name="T90">2</text:span><text:span text:style-name="T92">66</text:span>#<text:span text:style-name="T92">255</text:span>-<text:span text:style-name="T92">18&gt;.</text:span></text:p></text:note-body></text:note></text:span><text:span text:style-name="T93"> </text:span></text:p>
      <text:p text:style-name="P27"><text:span text:style-name="T92">Um den Widerspruch von intellektuellem Niveau und populärer Verständlichkeit zu adressieren, der die ersten Monate der Zeitung prägte, richtete sich </text:span>Kanter <text:span text:style-name="T92">in </text:span><text:span text:style-name="T76">dem bereits erwähnten </text:span><text:span text:style-name="T92">Artikel </text:span><text:span text:style-name="T76">vom Sommer 1764</text:span><text:span text:style-name="T92"> </text:span>pers<text:span text:style-name="T92">ö</text:span>nlich an die Leser<text:span text:style-name="T93">,</text:span><text:span text:style-name="T76"> nachdem er </text:span><text:span text:style-name="T93">»</text:span><text:span text:style-name="T76">wahrgenommen hat, das verschiedne der bisherigen [Zeitungen]</text:span><text:span text:style-name="T92"> </text:span><text:span text:style-name="T76">dem Wunsche der Leser nicht v</text:span><text:span text:style-name="T93">ö</text:span><text:span text:style-name="T76">llig genug zu thun geschienen</text:span><text:span text:style-name="T94">«</text:span><text:span text:style-name="T95"> und kündigte einen neuen, auswärtigen Redakteur an.</text:span><text:span text:style-name="T95"><text:note text:id="ftn31" text:note-class="footnote"><text:note-citation>32</text:note-citation><text:note-body><text:p text:style-name="P28"><text:span text:style-name="T8">&lt;</text:span>https://dev.koenigsberger-zeitungen.de/1764/42<text:span text:style-name="T8">&gt;</text:span><text:span text:style-name="T95">.</text:span></text:p></text:note-body></text:note></text:span><text:span text:style-name="T95"> Die Tendenz ging in Richtung Kurzrezensionen und Abflachung des Niveaus.</text:span><text:span text:style-name="T76"> Herder </text:span><text:span text:style-name="T95">wird dieses Stück später</text:span><text:span text:style-name="T76"> einen »Schand- u. Liebespfal«</text:span><text:span text:style-name="T96"> </text:span><text:span text:style-name="T97">nennen</text:span><text:span text:style-name="T76">,</text:span><text:span text:style-name="T76"><text:note text:id="ftn33" text:note-class="footnote"><text:note-citation>33</text:note-citation><text:note-body><text:p text:style-name="P29"><text:span text:style-name="T95">&lt;</text:span><text:span text:style-name="T91">https://dev.hamann-ausgabe.de/HKB/Briefe/</text:span><text:span text:style-name="T96">316</text:span><text:span text:style-name="T91">#</text:span><text:span text:style-name="T96">359</text:span><text:span text:style-name="T91">-1</text:span><text:span text:style-name="T96">9</text:span><text:span text:style-name="T95">&gt;.</text:span></text:p></text:note-body></text:note></text:span><text:span text:style-name="T76"> der Hamann einen guten Monat nach seinem Abschied als Redakteur von Kanter</text:span><text:span text:style-name="T96"> </text:span><text:span text:style-name="T76">gesetzt worden sei</text:span><text:span text:style-name="T96">.</text:span><text:span text:style-name="T95"> Um </text:span><text:span text:style-name="T97">nämlich</text:span><text:span text:style-name="T95"> die Anhänger von Hamanns Rezensionsstil nicht zu sehr zu verprellen, kündigt</text:span><text:span text:style-name="T97">e</text:span><text:span text:style-name="T95"> Kanter am Schluss an, </text:span><text:span text:style-name="T97">dass der alte Redakteur die Zeitung nicht gänzlich verlasse, »</text:span><text:span text:style-name="T93">sondern noch zuweilen, so viel ihm seine Geschäfte erlauben, Beyträge einsenden, und dadurch ihrem Geschmacke Gnuge leisten wird.</text:span>«<text:note text:id="ftn34" text:note-class="footnote"><text:note-citation>34</text:note-citation><text:note-body><text:p text:style-name="Footnote"><text:span text:style-name="T95">&lt;</text:span>https://dev.koenigsberger-zeitungen.de/1764/42<text:span text:style-name="T95">&gt;.</text:span></text:p></text:note-body></text:note></text:p>
      <text:p text:style-name="P30"><text:soft-page-break/><text:span text:style-name="T98">Hamann verließ zwar Königsberg zunächst für Weile, vor allem ab den späten 1760er und bis Mitte der 1770er Jahre lieferte er aber immer wieder Beiträge, wenn auch </text:span><text:span text:style-name="T96">meistens mit schlechtem Gewissen, da er der Zeitungsarbeit doch </text:span><text:span text:style-name="T99">zuvor </text:span><text:span text:style-name="T96">entsagt </text:span><text:span text:style-name="T99">hatte</text:span><text:span text:style-name="T98">, und mit dem Hinweis, dies sei nun wirklich sein letzter Beitrag.</text:span><text:span text:style-name="T98"><text:note text:id="ftn32" text:note-class="footnote"><text:note-citation>35</text:note-citation><text:note-body><text:p text:style-name="P31"><text:span text:style-name="T98">Vgl. etwa &lt;</text:span>https://dev.hamann-ausgabe.de/HKB/Briefe/386#39-1<text:span text:style-name="T98">&gt;. Für eine chronologische Gesamtübersicht zu Hamanns Beiträgen vgl. &lt;</text:span><text:span text:style-name="T96">https://dev.koenigsberger-zeitungen.de/akteure/hamann</text:span><text:span text:style-name="T98">&gt;.</text:span></text:p></text:note-body></text:note></text:span><text:span text:style-name="T96"> </text:span><text:span text:style-name="T100">Es befinden sich darunter – neben Rezensionen und Übersetzungen – eine Reihe von wichtigen Hamann-Texten von </text:span><text:span text:style-name="T98">einiger</text:span><text:span text:style-name="T100"> literaturgeschichtlicher Bedeutung</text:span><text:span text:style-name="T98">.</text:span><text:span text:style-name="T100"> </text:span><text:span text:style-name="T98">S</text:span><text:span text:style-name="T100">o wurde</text:span><text:span text:style-name="T98"> sein bekannter Text</text:span><text:span text:style-name="T100"> </text:span><text:span text:style-name="T101">Ueber den Styl </text:span><text:span text:style-name="T100">und </text:span><text:span text:style-name="T98">seine zentrale</text:span><text:span text:style-name="T102">r Text</text:span><text:span text:style-name="T98"> </text:span><text:span text:style-name="T102">über </text:span><text:span text:style-name="T98">Matthias Claudius</text:span><text:span text:style-name="T103"> </text:span><text:span text:style-name="T104">in den KGPZ erstveröffentlicht</text:span><text:span text:style-name="T105">.</text:span><text:span text:style-name="T105"><text:note text:id="ftn53" text:note-class="footnote"><text:note-citation>36</text:note-citation><text:note-body><text:p text:style-name="P32"><text:span text:style-name="T106">[KGPZ-Links zu den beiden Texten]; zur Claudius-Rezension vgl. Annelen </text:span>Kranefuss:<text:span text:style-name="T106"> </text:span><text:span text:style-name="T107">»</text:span><text:span text:style-name="T44">Und ließen sich das Heu und Stroh nicht irren«. Zum Briefwechsel Hamanns mit Claudius</text:span><text:span text:style-name="T107">,</text:span> <text:span text:style-name="T106">i</text:span>n: Hamanns Briefwechsel. Hg. v. Manfred Beetz u. Johannes von Lüpke<text:span text:style-name="T106"> (</text:span>Göttingen 2016<text:span text:style-name="T106">)</text:span>, S.<text:span text:style-name="T106"> </text:span>233–256. </text:p></text:note-body></text:note></text:span><text:span text:style-name="T105"> Mit dem Niedergang der Zeitung in den späten 1770er Jahren schwand </text:span><text:span text:style-name="T108">indessen</text:span><text:span text:style-name="T105"> Hamanns Interesse an dem Publikationsorgan; gleichwohl beobachtete er den Niedergang und schilderte ihn gegenüber Herder minutiös. Seine letzten Rezensionen</text:span><text:span text:style-name="T109">, von </text:span>David Jonathan Cless<text:span text:style-name="T110">’</text:span><text:span text:style-name="T105"> </text:span><text:span text:style-name="T44">Algemeine</text:span><text:span text:style-name="T111">m</text:span><text:span text:style-name="T44"> geistliche</text:span><text:span text:style-name="T111">n</text:span><text:span text:style-name="T44"> Magazin</text:span> <text:span text:style-name="T110">und Johann Christoph Berens’ </text:span><text:span text:style-name="T44">Blatt zur Chronik von Riga</text:span><text:span text:style-name="T111">,</text:span><text:span text:style-name="T110"><text:note text:id="ftn70" text:note-class="footnote"><text:note-citation>37</text:note-citation><text:note-body><text:p text:style-name="P33">Vgl. &lt;https://dev.hamann-ausgabe.de/HKB/Register/Allgemein/c#cless-magazin&gt; und &lt;https://dev.hamann-ausgabe.de/HKB/Register/Allgemein/b#berens-blatt&gt;.</text:p></text:note-body></text:note></text:span><text:span text:style-name="T110"> </text:span><text:span text:style-name="T105">stammen von 178</text:span><text:span text:style-name="T109">0</text:span><text:span text:style-name="T108">.</text:span><text:span text:style-name="T109"> 1781 ließ er noch eine Abschrift von Lessings </text:span><text:span text:style-name="T111">Ernst und Falk</text:span><text:span text:style-name="T109"> in der gelehrten Beilage der KGPZ drucken. Doch zu diesen nicht überlieferten Beiträgen unten mehr. Mit den neuen Eigentümern Wagner und Dengel wurde</text:span><text:span text:style-name="T112"> Hamann </text:span><text:span text:style-name="T109">sich im Sommer </text:span><text:span text:style-name="T112">178</text:span><text:span text:style-name="T109">1</text:span><text:span text:style-name="T112"> nicht einig und</text:span><text:span text:style-name="T109"> so gab</text:span><text:span text:style-name="T112"> </text:span><text:span text:style-name="T109">er in der Folge</text:span><text:span text:style-name="T112"> das Schreiben von Artikeln oder Rezensionen für die KGPZ endgültig auf.</text:span><text:span text:style-name="T112"><text:note text:id="ftn35" text:note-class="footnote"><text:note-citation>38</text:note-citation><text:note-body><text:p text:style-name="P34">Sie boten Hamann offenbar zunächst wiederum den Redakteursposten an, ließen ihn nach seiner Absage aber die Zeitung nicht mehr unentgeltlich beziehen – mit Kanter existierte offenbar zuvor eine Abmachung dazu, gegen gelegentliches Liefern von Beiträgern –, sodass Hamann den Kontakt abbrach<text:span text:style-name="T102">; </text:span><text:span text:style-name="T109">vgl. &lt;https://dev.hamann-ausgabe.de/HKB/Briefe/633#335-31&gt;</text:span>.</text:p></text:note-body></text:note></text:span></text:p>
      <text:p text:style-name="P35">Zu Herder, Hippel, Kant…</text:p>
      <text:p text:style-name="P36"><text:s/></text:p>
      <text:p text:style-name="P37">In den seit dem 19. Jahrhundert bekannten Privatbriefen der berühmten Königsberger Schriftsteller und Philosophen herrscht vor allem ein Ton vor, wenn es um die KGPZ geht, und zwar der von Beschwerde über ihren Niedergang und Satire. Vor allem Herders Briefe an Hamann sind voll davon etc. Hamann nahm sich immer wieder vor, für die KGPZ nichts mehr zu schreiben, tat es dann aber doch wieder, <text:soft-page-break/>und bis in die frühen 80er. <text:s/>Hippel etc.</text:p>
      <text:p text:style-name="P38"><text:span text:style-name="T104"/></text:p>
      <text:p text:style-name="P39"/>
      <text:p text:style-name="P40"><text:span text:style-name="T96">Auch Herder bis </text:span><text:span text:style-name="T100">in die 70er</text:span><text:span text:style-name="T96"> [vgl. https://dev.koenigsberger-zeitungen.de/akteure/herder]</text:span><text:span text:style-name="T100">, seinen literaturkritischen Rundumschlag </text:span><text:span text:style-name="T101">Gefundene Blätter aus den neuesten deutschen Litteraturannalen</text:span><text:span text:style-name="T104"> </text:span><text:span text:style-name="T113">(mit Hamann) </text:span><text:span text:style-name="T100">erwähnen</text:span><text:span text:style-name="T96">.</text:span><text:span text:style-name="T100"> Stelle, dass Kanter ihm nicht grün sei, ›nun so bin ich ihm schwarz!‹.</text:span><text:span text:style-name="T96"> Da er </text:span><text:span text:style-name="T100">ab den späten 60er und frühen 70ern</text:span><text:span text:style-name="T96"> deutschlandweit ziemlich berühmt war, bessere und einflussreichere Publikationsmöglichkeiten hatte und den Kontakt zu seiner preußischen Heimat außer mit Hamann ziemlich abbrach, erschienen später keine Beiträge mehr von Herder.</text:span><text:span text:style-name="T96"><text:note text:id="ftn36" text:note-class="footnote"><text:note-citation>39</text:note-citation><text:note-body><text:p text:style-name="P41">Zu den Quellen für Herders Beiträge; gibts nicht auch einen Aufsatz von Haym oder Suphan über Herder und die KGPZ?</text:p></text:note-body></text:note></text:span><text:span text:style-name="T96"> Auch Kant wurde mit den KGPZ nie recht warm und veröffentlichte später höchstens </text:span><text:span text:style-name="T114">einige Gelegenheitsartikel</text:span><text:span text:style-name="T100">, etwa über Basedows Pädagogik-Projekt des Dessauer ›Philanthropinum‹</text:span><text:span text:style-name="T96">; </text:span><text:span text:style-name="T114">er </text:span><text:span text:style-name="T96">war aber ansonsten</text:span><text:span text:style-name="T114"> auch</text:span><text:span text:style-name="T96"> eher ein Leser der Hartungschen Zeitung [Nachweis?].</text:span><text:span text:style-name="T100"> </text:span></text:p>
      <text:p text:style-name="HT_5f_Stumpf"/>
      <text:p text:style-name="P42">Anzeichen des Niedergangs <text:span text:style-name="T86">gab es </text:span><text:span text:style-name="T87">also </text:span>gleich zu Beginn<text:span text:style-name="T96">.</text:span> Erstaunlich ist es dann <text:span text:style-name="T86">eher</text:span>, dass die KGPZ sich so lange <text:span text:style-name="T86">hielt</text:span>. <text:span text:style-name="T115">Die Verheißung</text:span>, zentrales Organ des ›Königsberger Jahrhunderts‹ zu sein, konnten die KGPZ zwar nie <text:span text:style-name="T115">erfüllen;</text:span> immer<text:span text:style-name="T99">hin</text:span> konnte sich das Blatt aber weitaus länger halten als die meisten, zumeist kurzlebigen Periodika der Zeit. Und Auch der Niedergang und Verkauf in den 1780ern lag <text:span text:style-name="T115">weniger</text:span> an den KGPZ, sondern am Niedergang von Kanters sonstigen Geschäften<text:span text:style-name="T115"> (siehe Hamann-Briefstelle)</text:span>.</text:p>
      <text:p text:style-name="P43"/>
      <text:p text:style-name="P44">Wandel hin zu mehr gelehrten Beilagen<text:span text:style-name="T116"> (wann?) – Faden von oben zum Widerspruch von politischen und gelehrten Zeitungen aufnehmen: die gelehrten Beilagen waren ein Versuch, mit diesem Widerspruch umzugehen. Lange Rezensionen im gelehrten Teil über viele Stücke hinweg, die teilweise auch nur </text:span><text:span text:style-name="T77">über </text:span><text:span text:style-name="T116">eine Spalte gingen, da auch noch Platz für die kürzeren sein sollte, waren außerdem publikationstechnisch wenig elegant.</text:span></text:p>
      <text:p text:style-name="P45">Auch ein Absatz zu Hippel und den Theaterrezensionen 1768 (oder wann?)<text:span text:style-name="T117"> sowie zu den Musikbeilagen</text:span></text:p>
      <text:p text:style-name="P37"><text:span text:style-name="T116">Ein Absatz zum </text:span>Nachdruck der Kalender 1770f.<text:span text:style-name="T116"> (gutes konkretes Beispiel für das Funktionieren von Nachdrucken); auch auf Musenalm verweisen<text:line-break/></text:span><text:soft-page-break/>die Beilagen 1771 sind ziemlich anders als vorher: enzyklopädische Kurzaufsätze zu verschiedenen, meist naturwissenschaftlichen Themen wie Kalender, Astronomie, Populationsstatistiken, politische Arithmetik, der menschliche Körper etc.; irgendwie zusammenhängend, erscheint immer Freitags (also erheblich erhöhte Frequenz, immer zwei Seiten), auch über Fortsetzungen, aber auch unter Einzelüberschriften; nie ein Autor<text:span text:style-name="T115">.</text:span> <text:span text:style-name="T115">Nachgedruckt ist es aus dem </text:span>»Almanach de Gotha« 1771<text:span text:style-name="T115">, </text:span>Gesamtauf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etc. ist ziemlich identisch, 1772 dru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o%22%7D), [http://resolver.sub.uni-goettingen.de/purl?PPN1676924655](http://resolver.sub.uni-goettingen.de/purl?PPN1676924655))</text:p>
      <text:p text:style-name="P46">Ebenso zu den Ariost-Stichen von Chodowiecki, dem Meinhard-Nachdruck und Hamanns Anteil daran</text:p>
      <text:p text:style-name="P44"/>
      <text:p text:style-name="P3"/>
      <text:p text:style-name="HT_5f_Stumpf"><text:span text:style-name="T118">Die</text:span><text:span text:style-name="T116"> </text:span>Redakteure <text:span text:style-name="T116">der</text:span> KGPZ</text:p>
      <text:p text:style-name="P47"><text:span text:style-name="T116">Die Organisationsstruktur der KGPZ sah Kanter als Verleger und Herausgeber in der obersten Position</text:span><text:span text:style-name="T55">. Die Entscheidungen im alltäglichen Geschäft hatte jedoch der Redakteur zu treffen: Die Korrespondenz mit den Beiträgern, Entscheidungen darüber, welche Einsendungen gedruckt werden, wie sie gekürzt werden etc. Kanter griff </text:span><text:soft-page-break/><text:span text:style-name="T55">wohl höchstens gelegentlich </text:span><text:span text:style-name="T115">ein, </text:span><text:span text:style-name="T55">wenn er durch etwas </text:span><text:span text:style-name="T115">auf</text:span><text:span text:style-name="T55">gestört wurde. Die allgemeine Linie des Blattes, etwa auch welche Arten von Rezensionen gebracht werden, ihre Länge und Gegenstand (Hamann: Michaelis-Rezension, Trescho: lokale </text:span><text:span text:style-name="T119">homiletische Publikationen), lag also recht maßgeblich am Redakteur. Daher ist es von Nutzen zu wissen, wer wann Redakteur war, auch wenn es nie öffentlich verkündet wurde und man also stets auf Sekundärquellen angewiesen ist</text:span><text:span text:style-name="T99">.</text:span><text:span text:style-name="T120"> Leider aber schwer herauszufinden, immerhin die Stellen bei Rehberg zitieren und nennen, wer da alles Redakteur war: Hamann, Lauson, Trescho, Scheffner (wann?!), in den 70ern Starck, Penzel, Brahl, Crichton etc. (aber alles nicht überliefert); Versuch Kanters, über Hamann Wezel zu gewinnen.</text:span></text:p>
      <text:p text:style-name="P48"/>
      <text:p text:style-name="P49">wie ists mit dem Redakteur des politischen Teils? Wird <text:span text:style-name="T35">nur selten mal </text:span>erwähnt</text:p>
      <text:p text:style-name="HT_5f_Stumpf"/>
      <text:list text:continue-numbering="true" text:style-name="Outline">
        <text:list-item>
          <text:list>
            <text:list-item>
              <text:h text:style-name="Heading_20_2" text:outline-level="2"><text:span text:style-name="T119">Das Ende der KGPZ und die</text:span> Überlieferung heute</text:h>
            </text:list-item>
          </text:list>
        </text:list-item>
      </text:list>
      <text:p text:style-name="HT_5f_Stumpf"/>
      <text:p text:style-name="HT_5f_Stumpf">Die Frage, bis wann die KGPZ existierten, ist nicht leicht zu beantworten<text:span text:style-name="T121">, besonders da nach 1772 keine Jahrgänge der </text:span><text:span text:style-name="T115">Zeitung</text:span><text:span text:style-name="T121"> heute </text:span><text:span text:style-name="T122">ganz</text:span><text:span text:style-name="T121"> überliefert sind</text:span>.<text:span text:style-name="T121"> In dem einzigen danach erhaltenen Jahrgang, nämlich von 1799, </text:span><text:span text:style-name="T123">läuft</text:span><text:span text:style-name="T121"> die Zeitung zwar nach wie vor</text:span><text:span text:style-name="T123"> unter dem Titel</text:span><text:span text:style-name="T121"> </text:span><text:span text:style-name="T124">Königsbergische Gelehrte und Politische Zeitungen,</text:span><text:span text:style-name="T121"> sie bringt aber im Wesentlichen nur noch politische Nachrichten und Anzeigen</text:span><text:span text:style-name="T12">.</text:span><text:span text:style-name="T12"><text:note text:id="ftn37" text:note-class="footnote"><text:note-citation>40</text:note-citation><text:note-body><text:p text:style-name="P50"><text:span text:style-name="T125">GStA </text:span><text:span text:style-name="T126">47,8</text:span><text:span text:style-name="T127">.</text:span></text:p></text:note-body></text:note></text:span><text:span text:style-name="T121"> </text:span><text:span text:style-name="T12">Der </text:span><text:span text:style-name="T121">Herausgeber </text:span><text:span text:style-name="T12">wird </text:span><text:span text:style-name="T121">nicht </text:span><text:span text:style-name="T12">genannt</text:span><text:span text:style-name="T121">, </text:span><text:span text:style-name="T125">aus den</text:span><text:span text:style-name="T121"> Buchanzeigen</text:span><text:span text:style-name="T122"> geht aber hervor, dass der junge</text:span><text:span text:style-name="T128"> Kant-Verleger</text:span><text:span text:style-name="T121"> Friedrich Nicolovius</text:span><text:span text:style-name="T125"> </text:span><text:span text:style-name="T129">(1768–1836)</text:span><text:span text:style-name="T122"> die </text:span><text:span text:style-name="T125">Zeitung</text:span><text:span text:style-name="T121"> mittlerweile </text:span><text:span text:style-name="T125">herausgab</text:span><text:span text:style-name="T121">.</text:span><text:span text:style-name="T125"> Was war in der Zwischenzeit geschehen?</text:span></text:p>
      <text:p text:style-name="P51"><text:span text:style-name="T130">Der umtriebige Kanter – Mitte der 1770er war er Lotteriedirektor in Königsberg, Buchhändler und Verleger, betrieb eine Papiermühle auf dem Gut Trutenau, nebenbei </text:span>eine Schriftgießerei und eine Fabrik für Pressspanplatten<text:span text:style-name="T130"> – übernahm sich zusehends mit seinen Unternehmungen. 1777 schrieb Hippel einmal an Scheffner: »Der Rüstige war heute morgen bei mir. Er hat den Kopf so voll Projekte, da</text:span><text:span text:style-name="T131">ß</text:span><text:span text:style-name="T130"> ich darüber schwindelig geworden.«</text:span><text:span text:style-name="T130"><text:note text:id="ftn38" text:note-class="footnote"><text:note-citation>41</text:note-citation><text:note-body><text:p text:style-name="P52"><text:span text:style-name="T132">Z</text:span>it. nach Dreher, 197</text:p></text:note-body></text:note></text:span><text:span text:style-name="T130"> </text:span><text:span text:style-name="T131">Die Vielzahl seiner Projekte waren teils erheblich verschuldet</text:span><text:span text:style-name="T130"> und </text:span><text:span text:style-name="T131">spätestens ab</text:span><text:span text:style-name="T130"> 177</text:span><text:span text:style-name="T131">9 </text:span><text:span text:style-name="T130">drohte der Bankrott</text:span><text:span text:style-name="T131">. Im Februar dieses Jahres berichtet</text:span><text:span text:style-name="T115">e</text:span><text:span text:style-name="T131"> Hamann </text:span><text:span text:style-name="T133">an</text:span><text:span text:style-name="T132"> </text:span><text:span text:style-name="T131">Herder: »hier geht alles zu Grunde, und man vermuthet sich alle Tage den Einfall des Himmels. Die Lotterie wird aufgehoben – und Sie sollten das Schloß </text:span><text:soft-page-break/><text:span text:style-name="T131">von Papiermühle in Trutenau nebst der daselbst angelegten Schriftgießerey sehen!«</text:span><text:span text:style-name="T131"><text:note text:id="ftn39" text:note-class="footnote"><text:note-citation>42</text:note-citation><text:note-body><text:p text:style-name="P53">https://dev.hamann-ausgabe.de/HKB/Briefe/545#54-11<text:span text:style-name="T132">. – </text:span><text:span text:style-name="T131">Im Januar 1780 noch drastischer: Seit Jahren führe der Buchladen keine Neuerscheinungen von den Buchmessen mehr, die Leser der Zeitung schwinden, Papiermühle und</text:span><text:span text:style-name="T132"> Schriftgießere</text:span><text:span text:style-name="T131">i seien auf 50000 Gulden verschuldet, die Lotterie werde demnächst auf 18000 Gulden gepfändet</text:span><text:span text:style-name="T132"> (https://dev.hamann-ausgabe.de/HKB/Briefe?id=574</text:span><text:span text:style-name="T131">#149-17</text:span><text:span text:style-name="T132">)</text:span><text:span text:style-name="T131">.</text:span></text:p></text:note-body></text:note></text:span><text:span text:style-name="T131"> </text:span><text:span text:style-name="T132">Der Niedergang von Kanters Buchhandlung ging mit dem der KGPZ einher, die immer mehr Leser verlor</text:span><text:span text:style-name="T35">,</text:span><text:span text:style-name="T132"> von einem weiteren Qualitätsverlust zu schweigen. Kanters Buchhandlung und Zeitung standen ab 1780 zum Verkauf; zunächst wollte der Konkurrent Hartung sie übernehmen, was sich aber zerschlug.</text:span><text:span text:style-name="T132"><text:note text:id="ftn40" text:note-class="footnote"><text:note-citation>43</text:note-citation><text:note-body><text:p text:style-name="Footnote">Rehberg, 108<text:span text:style-name="T120">.</text:span></text:p></text:note-body></text:note></text:span><text:span text:style-name="T132"> </text:span><text:span text:style-name="T134">Vor der Leipziger Ostermesse 1781 gingen Buchhandlung und Zeitung in den Besitz seines ehemaligen Angestellten Friedrich David Wagner sowie </text:span><text:span text:style-name="T35">des</text:span><text:span text:style-name="T134"> Berliner Buchhändler</text:span><text:span text:style-name="T35">s</text:span><text:span text:style-name="T134"> Carl Gottlob Dengel über, der schon seit einiger Zeit versuchte, in Königsberg Fuß zu fassen.</text:span><text:span text:style-name="T134"><text:note text:id="ftn41" text:note-class="footnote"><text:note-citation>44</text:note-citation><text:note-body><text:p text:style-name="P54">Vgl. Hamann-<text:span text:style-name="T135">Brief-</text:span>Zitat?!? und Dreher, 197f.</text:p></text:note-body></text:note></text:span><text:span text:style-name="T134">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135"><text:tab/><text:tab/><text:tab/>Wagner und Dengel</text:span><text:span text:style-name="T135"><text:note text:id="ftn42" text:note-class="footnote"><text:note-citation>45</text:note-citation><text:note-body><text:p text:style-name="P55">Zit. nach Dreher, 198.</text:p></text:note-body></text:note></text:span></text:p>
      <text:p text:style-name="P56">Zwar versuchten die neuen Eigentümer noch einmal, den KGPZ durch ein neues Format von Beilagen Leben einzuhauchen, sie konnten den Niedergang aber nicht<text:span text:style-name="T136"> mehr</text:span> verhindern. Im Frühjahr 1783 schied Wagner aus der Geschäftsverbindung aus<text:span text:style-name="T35">;</text:span><text:note text:id="ftn43" text:note-class="footnote"><text:note-citation>46</text:note-citation><text:note-body><text:p text:style-name="P57">Vgl. das Zitat aus den KGPZ, St. 27, 3. April 1783 bei Dreher, 198.</text:p></text:note-body></text:note> 1787 ging Dengel<text:span text:style-name="T136"> </text:span>Konkurs, <text:span text:style-name="T136">inzwischen</text:span> alleiniger Leiter von Buchhandlung und Zeitung.<text:note text:id="ftn44" text:note-class="footnote"><text:note-citation>47</text:note-citation><text:note-body><text:p text:style-name="P58">Dreher, 19<text:span text:style-name="T136">9.</text:span></text:p></text:note-body></text:note> Mit dem Tod Kanters ein Jahr zuvor und dem Tod Hamanns ein Jahr darauf waren auch die beiden maßgeblich mit der Zeitung verbundenen Personen gestorben.<text:span text:style-name="T136">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text:span><text:soft-page-break/><text:span text:style-name="T136">Hause Altstädtische Langgasse und Schmiedegassen-Ecke heraus.</text:span><text:span text:style-name="T136"><text:note text:id="ftn45" text:note-class="footnote"><text:note-citation>48</text:note-citation><text:note-body><text:p text:style-name="P59">Dreher 2<text:span text:style-name="T122">01</text:span>.<text:span text:style-name="T23"> – Dort sogar mit einem Zitat aus dem Abschiedsgedicht der Gebrüder Kant.</text:span></text:p></text:note-body></text:note></text:span><text:span text:style-name="T136"> Danach </text:span><text:span text:style-name="T122">ging</text:span><text:span text:style-name="T136"> </text:span><text:span text:style-name="T122">die Herausgabe der </text:span><text:span text:style-name="T136">Zeitung </text:span><text:span text:style-name="T122">an</text:span><text:span text:style-name="T136"> Friedrich Nicolovius</text:span><text:span text:style-name="T122"> über</text:span><text:span text:style-name="T136">,</text:span><text:span text:style-name="T136"><text:note text:id="ftn46" text:note-class="footnote"><text:note-citation>49</text:note-citation><text:note-body><text:p text:style-name="P60">Zu Nicolovius und dem weiteren Lauf der Zeitungen vgl. Rehberg, 126.</text:p></text:note-body></text:note></text:span><text:span text:style-name="T136"> der 1790 eine Buchhandlung in Königsberg als Konkurrenz zur Hartungschen eröffnete, </text:span><text:span text:style-name="T122">die</text:span><text:span text:style-name="T136"> mittlerweile </text:span><text:span text:style-name="T129">Kanters Buchhandlung übernommen hatte und in deren Räume</text:span><text:span text:style-name="T122">n im ehemaligen Löbenichtschen Rathaus</text:span><text:span text:style-name="T129"> mit ihrer originellen Einrichtung eingezogen war.</text:span><text:span text:style-name="T137"> Damit ist aber bereits ein anderes Kapitel der Königsberger Pressegeschichte aufgeschlagen, die Geschichte von Kanters </text:span><text:span text:style-name="T138">Königsbergschen </text:span><text:span text:style-name="T139">gelehrten und politischen Zeitungen </text:span><text:span text:style-name="T137">war </text:span><text:span text:style-name="T35">vorüber</text:span><text:span text:style-name="T137">.</text:span></text:p>
      <text:p text:style-name="HT_5f_Stumpf"/>
      <text:p text:style-name="P61">Trotz ihrer großen Bedeutung für die Geschichte des ›Königsberger Jahrhunderts‹ ist die KGPZ eines der heute am schlechtesten erreichbaren Periodika <text:span text:style-name="T140">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137"> Das liegt nicht nur an den Zerstörungen Ostpreußens und besonders Königsbergs im Zweiten Weltkrieg, </text:span><text:span text:style-name="T35">wie sie</text:span><text:span text:style-name="T137"> etwa auch große Teile des Hamann-Nachlasses betreffen. Bereits im 19. </text:span><text:span text:style-name="T140">Jahrhundert </text:span><text:span text:style-name="T137">waren Exemplare der KGPZ ziemlich rar</text:span><text:span text:style-name="T141">, was wohl schlicht an der Geringschätzung gegenüber der Zeitung oder auch an der Papierqualität lag. Der Herder-Biograph</text:span><text:span text:style-name="T142"> Rudolf Haym schr</text:span><text:span text:style-name="T141">ie</text:span><text:span text:style-name="T142">b 1873</text:span><text:span text:style-name="T141"> zur Überlieferung der KGPZ </text:span><text:span text:style-name="T143">(</text:span><text:span text:style-name="T141">aus Anlass der Herausgabe de</text:span><text:span text:style-name="T35">s literaturkritischen Rundumschlages</text:span><text:span text:style-name="T141"> </text:span><text:span text:style-name="T44">Gefundene Blätter aus den neuesten deutschen Litteraturannalen</text:span><text:span text:style-name="T144"> von 1773,</text:span><text:span text:style-name="T35"> </text:span><text:span text:style-name="T140">von Herder </text:span><text:span text:style-name="T35">verfasst, von </text:span><text:span text:style-name="T140">Hamann </text:span><text:span text:style-name="T35">mit einem Anfang und Ende versehen und in den KGPZ </text:span><text:span text:style-name="T143">von 1774 </text:span><text:span text:style-name="T35">veröffentlicht</text:span><text:span text:style-name="T35"><text:note text:id="ftn47" text:note-class="footnote"><text:note-citation>50</text:note-citation><text:note-body><text:p text:style-name="P62">Verweis auf KGPZ-Website</text:p></text:note-body></text:note></text:span><text:span text:style-name="T143">)</text:span><text:span text:style-name="T142">: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145">« Es befinde sich</text:span><text:span text:style-name="T142"> im Besitz der </text:span><text:span text:style-name="T145">›</text:span><text:span text:style-name="T142">Alterthumsgesellschaft Prussia in Königsberg</text:span><text:span text:style-name="T145">‹</text:span><text:span text:style-name="T140"> und ist heute </text:span><text:span text:style-name="T35">verschollen</text:span><text:span text:style-name="T145">.</text:span><text:span text:style-name="T145"><text:note text:id="ftn48" text:note-class="footnote"><text:note-citation>51</text:note-citation><text:note-body><text:p text:style-name="Footnote">Rudolf Haym: <text:span text:style-name="T44">Wiedergefundene Blätter zu Herders Schriften.</text:span> In: Im neuen Reich 3,2 (1873), S.<text:span text:style-name="T145"> </text:span>51<text:span text:style-name="T145">3 (https://digipress.digitale-sammlungen.de/view/bsb11045682_00525_u001/1).</text:span></text:p></text:note-body></text:note></text:span></text:p>
      <text:p text:style-name="P63">Ein annähernd vollständiges Exemplar der KGPZ <text:span text:style-name="T143">wurde</text:span> bis zur Zerstörung Königsbergs in der dortigen Staats- und Universitätsbibliothek <text:span text:style-name="T143">aufbewahrt</text:span><text:span text:style-name="T146">. Josef Nadler, der ab den späten 1920er Jahren an einer Hamann-Ausgabe arbeitete und 1930 eine Art Katalog der Hamann-Handschriften und Drucke herausgab, führte </text:span><text:soft-page-break/><text:span text:style-name="T146">darin unter Hamanns Zeitungsbeiträgen auf: </text:span><text:span text:style-name="T35">»</text:span><text:span text:style-name="T147">Ein Exemplar der Zeitung von 1764 bis 1788, dem nur der Jahrgang 1787 fehlt: Königsberg St. u. UB.</text:span><text:span text:style-name="T35">«</text:span><text:span text:style-name="T146"><text:note text:id="ftn49" text:note-class="footnote"><text:note-citation>52</text:note-citation><text:note-body><text:p text:style-name="P64">Nadler: <text:span text:style-name="T44">Die Hamann-Ausgabe,</text:span> S. 215<text:span text:style-name="T148">; vgl. auch das Verzeichnis von Hamanns Beiträgen </text:span><text:span text:style-name="T149">ebd., 216–218</text:span>.</text:p></text:note-body></text:note></text:span><text:span text:style-name="T146"> – 1952, bei der Herausgabe von Band 4 seiner </text:span><text:span text:style-name="T148">A</text:span><text:span text:style-name="T146">usgabe </text:span><text:span text:style-name="T148">von Hamanns </text:span><text:span text:style-name="T150">Sämtlichen Werken,</text:span><text:span text:style-name="T151"> die auch dessen Zeitungsbeiträge für die KGPZ enthalten, </text:span><text:span text:style-name="T152">heißt es indessen bereits: </text:span></text:p>
      <text:p text:style-name="P65"><text:span text:style-name="T153">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span><text:span text:style-name="T153"><text:note text:id="ftn50" text:note-class="footnote"><text:note-citation>53</text:note-citation><text:note-body><text:p text:style-name="Footnote">N IV,<text:span text:style-name="T149"> </text:span>488<text:span text:style-name="T149">.</text:span></text:p></text:note-body></text:note></text:span></text:p>
      <text:p text:style-name="P66"><text:span text:style-name="T154">Nadlers Prüfung des Originals der KGPZ </text:span><text:span text:style-name="T155">für den Katalog von </text:span><text:span text:style-name="T154">1930 und der Abgleich mit Hamanns Briefwechsel, um dessen Beiträge für die KGPZ zu identifizieren, war</text:span><text:span text:style-name="T156">, wenn er überhaupt stattfand,</text:span><text:span text:style-name="T154"> sehr oberflächlich.</text:span><text:span text:style-name="T153"> </text:span><text:span text:style-name="T154">Das </text:span><text:span text:style-name="T153">sieht man bereits daran, dass seine Liste 1779 endet,</text:span><text:span text:style-name="T153"><text:note text:id="ftn51" text:note-class="footnote"><text:note-citation>54</text:note-citation><text:note-body><text:p text:style-name="P67">Nadler: <text:span text:style-name="T44">Die Hamann-Ausgabe,</text:span> S. 21<text:span text:style-name="T149">8.</text:span></text:p></text:note-body></text:note></text:span><text:span text:style-name="T153"> Hamann jedoch nachweislich bis 17</text:span><text:span text:style-name="T157">80/</text:span><text:span text:style-name="T153">81 Beiträge für die KGPZ lieferte</text:span><text:span text:style-name="T154"> (die Beiträge von 1780/81</text:span><text:span text:style-name="T153"> müssen also als verschollen gelten</text:span><text:span text:style-name="T154">)</text:span><text:span text:style-name="T153">.</text:span><text:span text:style-name="T153"><text:note text:id="ftn52" text:note-class="footnote"><text:note-citation>55</text:note-citation><text:note-body><text:p text:style-name="P68">Siehe oben; oder hier die Stellen aus dem Briefwechsel anführen?<text:span text:style-name="T143">!?</text:span><text:span text:style-name="T158"> – </text:span><text:span text:style-name="T159">In </text:span><text:span text:style-name="T160">Die Hamannausgabe,</text:span><text:span text:style-name="T159"> 35 deutet </text:span><text:span text:style-name="T161">Nadler</text:span><text:span text:style-name="T159"> an, er hätte alles genau geprüft: </text:span><text:span text:style-name="T35">»</text:span><text:span text:style-name="T159">Eine gründliche Nachprüfung des Tatbestandes kann dem Herausgeber freilich nicht erlassen werden</text:span><text:span text:style-name="T158"> […]</text:span><text:span text:style-name="T159">.« Nadler erließ sich diese </text:span><text:span text:style-name="T158">P</text:span><text:span text:style-name="T159">flicht aber offenbar.</text:span><text:span text:style-name="T158"> Seine wenigen Anmerkungen in der Liste</text:span><text:span text:style-name="T162"> sind falsch oder unbrauchbar, eher ein sporadischer, intuitiver Kommentar zu der Auswahl von Roth und Unger; </text:span><text:span text:style-name="T158">S. 217</text:span><text:span text:style-name="T162"> schreibt er </text:span><text:span text:style-name="T158">etwa</text:span><text:span text:style-name="T162"> zu Hamanns Rezension von Füßlis </text:span><text:span text:style-name="T163">Remarks on the Writings and Conduct of. J. J. Rousseau:</text:span><text:span text:style-name="T162"> </text:span><text:span text:style-name="T158">„Ein für Hamann unmöglicher Stil. Ist sicher zu streichen“</text:span><text:span text:style-name="T162">. Die Rezension [KGPZ-Link zu Hamanns Rezension] ist jedoch sicher von Hamann, vgl. &lt;https://dev.hamann-ausgabe.de/HKB/Briefe/344#397-34&gt; und &lt;https://dev.hamann-ausgabe.de/HKB/Briefe/346#401-30&gt;.</text:span></text:p></text:note-body></text:note></text:span><text:span text:style-name="T153"> </text:span><text:span text:style-name="T164">Nadler</text:span><text:span text:style-name="T153"> </text:span><text:span text:style-name="T155">übernahm</text:span><text:span text:style-name="T153"> Hamanns KGPZ-Beiträge</text:span><text:span text:style-name="T154"> in seiner Ausgabe</text:span><text:span text:style-name="T165"> – </text:span><text:span text:style-name="T155">weitgehend ohne </text:span><text:span text:style-name="T164">sinnvolles </text:span><text:span text:style-name="T165">eigenes </text:span><text:span text:style-name="T155">editorische</text:span><text:span text:style-name="T164">s Zutun</text:span><text:span text:style-name="T165"> –</text:span><text:span text:style-name="T153"> schlicht aus de</text:span><text:span text:style-name="T165">r</text:span><text:span text:style-name="T153"> Edition von </text:span><text:span text:style-name="T155">Friedrich </text:span><text:span text:style-name="T153">Roth</text:span><text:span text:style-name="T165">, die</text:span><text:span text:style-name="T153"> </text:span><text:span text:style-name="T155">Rudolf </text:span><text:span text:style-name="T153">Unger</text:span><text:span text:style-name="T165"> im Anhang seines Buches über </text:span><text:span text:style-name="T144">Hamann und die Aufklärung</text:span><text:span text:style-name="T165"> wesentlich erweiterte und seine Auswahl als Erster und bislang einziger auch begründete.</text:span><text:span text:style-name="T153"><text:note text:id="ftn54" text:note-class="footnote"><text:note-citation>56</text:note-citation><text:note-body><text:p text:style-name="P69">KGPZ-Einträge zu Roth und Unger<text:span text:style-name="T166">, Bd. 2, S. 860–922, vgl. 925–934</text:span>.</text:p></text:note-body></text:note></text:span><text:span text:style-name="T164"> Als beste Quelle für</text:span><text:span text:style-name="T155"> Hamanns KGPZ-Beiträge nach 1772 </text:span><text:span text:style-name="T164">werden Roth und Unger auch in dieser Edition </text:span><text:span text:style-name="T167">behandelt und wiedergegeben, sofern keine Kopien der originalen Zeitungsblätter überliefert sind</text:span><text:span text:style-name="T164">.</text:span></text:p>
      <text:p text:style-name="P70"><text:span text:style-name="T168">Nadlers texteditorisches Vorgehen lässt sich gut anhand </text:span><text:span text:style-name="T169">der kuriosen Geschichte </text:span><text:span text:style-name="T168">von Hamanns Selbstanzeige seines </text:span><text:span text:style-name="T170">Selbstgesprächs eines Autors</text:span><text:span text:style-name="T171"> </text:span><text:span text:style-name="T172">sowie einer nachfolgenden </text:span><text:span text:style-name="T173">Beschwerde</text:span><text:span text:style-name="T172"> </text:span><text:span text:style-name="T171">in den KGPZ von 1773</text:span><text:span text:style-name="T168"> beobachten. Mit dem </text:span><text:span text:style-name="T170">Selbstgespräch eines </text:span><text:soft-page-break/><text:span text:style-name="T170">Autors</text:span><text:span text:style-name="T171"> versuchte Hamann, unter der </text:span><text:span text:style-name="T172">exotisch-ironischen </text:span><text:span text:style-name="T171">Maske des ›Chinesers‹ Mien</text:span><text:span text:style-name="T172"> </text:span><text:span text:style-name="T171">Man</text:span><text:span text:style-name="T172"> </text:span><text:span text:style-name="T171">Hoam, das Manuskript seiner skandalträchtigen</text:span><text:span text:style-name="T174"> und geheimnisumwobenen</text:span><text:span text:style-name="T171"> </text:span><text:span text:style-name="T175">Philologischen Einfälle</text:span><text:span text:style-name="T171"> bei Friedrich Nicolai in Berlin für </text:span><text:span text:style-name="T174">den stattlichen Preis von 30</text:span><text:span text:style-name="T171"> </text:span><text:span text:style-name="T174">Friedrichs d’or </text:span><text:span text:style-name="T171">anzubringen</text:span><text:span text:style-name="T174">; gedruckt wurde das </text:span><text:span text:style-name="T176">Selbstgespräch</text:span><text:span text:style-name="T174"> laut Vermerk </text:span><text:span text:style-name="T177">»</text:span><text:span text:style-name="T174">in der Unterwelt mit D. Faustens eigener Hand und unter seinem Mantel</text:span><text:span text:style-name="T177">«</text:span><text:span text:style-name="T171">.</text:span><text:span text:style-name="T171"><text:note text:id="ftn55" text:note-class="footnote"><text:note-citation>57</text:note-citation><text:note-body><text:p text:style-name="Footnote"><text:span text:style-name="T178">&lt;</text:span>https://dev.hamann-ausgabe.de/HKB/Register/Allgemein/h#hamann-selbstgesprach-eines-autors<text:span text:style-name="T178">&gt;, ED, S. 16.</text:span></text:p></text:note-body></text:note></text:span><text:span text:style-name="T172"> </text:span><text:span text:style-name="T174">Nicolai</text:span><text:span text:style-name="T172"> </text:span><text:span text:style-name="T167">verzichtete freilich darauf,</text:span><text:span text:style-name="T172"> Hamanns Werk</text:span><text:span text:style-name="T167"> zu verlegen</text:span><text:span text:style-name="T172">, antwortete aber mit der </text:span><text:span text:style-name="T174">gedruckten </text:span><text:span text:style-name="T172">Broschüre </text:span><text:span text:style-name="T44">An den Magum in Norden Haussäßig am alten Graben No. 758</text:span><text:span text:style-name="T176">,</text:span><text:span text:style-name="T174"> in der er</text:span><text:span text:style-name="T179">, unter dem</text:span><text:span text:style-name="T167"> </text:span><text:span text:style-name="T180">latinisierende</text:span><text:span text:style-name="T167">n</text:span><text:span text:style-name="T179"> Pseudonym des </text:span><text:span text:style-name="T177">»</text:span><text:span text:style-name="T179">M. Coelius Serotinus</text:span><text:span text:style-name="T177">«</text:span><text:span text:style-name="T180">,</text:span><text:span text:style-name="T174"> Hamanns dunklen und anspielungsreichen Stil persiflierte.</text:span><text:span text:style-name="T174"><text:note text:id="ftn56" text:note-class="footnote"><text:note-citation>58</text:note-citation><text:note-body><text:p text:style-name="Footnote"><text:span text:style-name="T181">&lt;</text:span>https://dev.hamann-ausgabe.de/HKB/Register/Allgemein/n#nicolai-magum<text:span text:style-name="T181">&gt;</text:span><text:span text:style-name="T161">.</text:span></text:p></text:note-body></text:note></text:span><text:span text:style-name="T171"> </text:span><text:span text:style-name="T172">Hamann</text:span><text:span text:style-name="T171"> trieb seine Autorschafts- und Maskenspiele so weit, dass </text:span><text:span text:style-name="T174">er </text:span><text:span text:style-name="T182">zunächst </text:span><text:span text:style-name="T174">beide </text:span><text:span text:style-name="T182">Broschüren</text:span><text:span text:style-name="T174"> </text:span><text:span text:style-name="T182">anonym </text:span><text:span text:style-name="T174">in den KGPZ anzeigen ließ,</text:span><text:span text:style-name="T174"><text:note text:id="ftn57" text:note-class="footnote"><text:note-citation>59</text:note-citation><text:note-body><text:p text:style-name="Footnote"><text:span text:style-name="T183">KGPZ, </text:span>St.14, 15.2.1773<text:span text:style-name="T178"> und St. 21, 11.3.1773, vgl. [KGPZ-Link]</text:span><text:span text:style-name="T161"> bzw. </text:span><text:span text:style-name="T184">&lt;https://dev.hamann-ausgabe.de/HKB/Briefe/386#39-1&gt;</text:span><text:span text:style-name="T178">.</text:span></text:p></text:note-body></text:note></text:span><text:span text:style-name="T182"> nur um kurze Zeit später, unterschrieben mit </text:span><text:span text:style-name="T177">»</text:span><text:span text:style-name="T182">Johann Georg Hamann</text:span><text:span text:style-name="T177">«</text:span><text:span text:style-name="T182">, eine Anzeige in den KGPZ mit der Beschwerde zu schalten, es </text:span><text:span text:style-name="T180">hätten</text:span><text:span text:style-name="T182"> sich</text:span><text:span text:style-name="T179"> ein </text:span><text:span text:style-name="T177">»</text:span><text:span text:style-name="T179">paar gute Freunde, die der Himmel besser kennt als ich</text:span><text:span text:style-name="T177">«</text:span><text:span text:style-name="T179">, verabredet, </text:span><text:span text:style-name="T177">»</text:span><text:span text:style-name="T179">die Nummer meines Hauses zum Wahrzeichen ihres geheimen Briefwechsels zu machen; und zwar der eine unter dem Namen eines chinesischen Vogels, und der andere unter dem mehr Frucht bringenden Namen eines römischen Correspondenten</text:span><text:span text:style-name="T177">«</text:span><text:span text:style-name="T179"> (mit letzterem ist </text:span><text:span text:style-name="T180">Nicolais Pseudonym gemeint). In seinem Haus am alten Graben Nr. 758 sei weder ein </text:span><text:span text:style-name="T177">»</text:span><text:span text:style-name="T180">Magus</text:span><text:span text:style-name="T177">«</text:span><text:span text:style-name="T180"> noch ein </text:span><text:span text:style-name="T177">»</text:span><text:span text:style-name="T180">Alchymist</text:span><text:span text:style-name="T177">«</text:span><text:span text:style-name="T180"> ansässig und </text:span><text:span text:style-name="T167">Hamann</text:span><text:span text:style-name="T180"> behalte sich vor, das </text:span><text:span text:style-name="T177">»</text:span><text:span text:style-name="T180">chinesische Blendwerk und Gaukelspiel</text:span><text:span text:style-name="T177">«</text:span><text:span text:style-name="T180"> des Mien Man Hoam </text:span><text:span text:style-name="T177">»</text:span><text:span text:style-name="T180">selbst aufzudecken</text:span><text:span text:style-name="T177">«</text:span><text:span text:style-name="T180"> und </text:span><text:span text:style-name="T177">»</text:span><text:span text:style-name="T180">öffentlich zu beschämen</text:span><text:span text:style-name="T177">«</text:span><text:span text:style-name="T180">.</text:span><text:span text:style-name="T180"><text:note text:id="ftn58" text:note-class="footnote"><text:note-citation>60</text:note-citation><text:note-body><text:p text:style-name="P71"><text:span text:style-name="T183">KGPZ, </text:span>St.<text:span text:style-name="T183"> 22</text:span>, 15.<text:span text:style-name="T183">3</text:span>.1773<text:span text:style-name="T178">, vgl. [KGPZ-Link].</text:span></text:p></text:note-body></text:note></text:span></text:p>
      <text:p text:style-name="P72"><text:span text:style-name="T185">So interessant die Geschichte in Bezug auf Hamanns öffentlich-publizistische Maskenspiele </text:span><text:span text:style-name="T167">im</text:span><text:span text:style-name="T185"> verhältnismäßig neuen Medium der Zeitungen ist, so schlecht ist sie überliefert. Denn der Jahrgang 1773</text:span><text:span text:style-name="T186"> der KGPZ ist nicht überliefert</text:span><text:span text:style-name="T185"> und die einzigen authentischen </text:span><text:span text:style-name="T186">Sekundärquellen </text:span><text:span text:style-name="T185">sind</text:span><text:span text:style-name="T167"> –</text:span><text:span text:style-name="T185"> </text:span><text:span text:style-name="T187">für die beiden Anzeigen</text:span><text:span text:style-name="T167"> –</text:span><text:span text:style-name="T187"> </text:span><text:span text:style-name="T167">eine Abschrift </text:span><text:span text:style-name="T185">Hamanns </text:span><text:span text:style-name="T167">in einem Brief an Herder;</text:span><text:span text:style-name="T187"><text:note text:id="ftn59" text:note-class="footnote"><text:note-citation>61</text:note-citation><text:note-body><text:p text:style-name="P73">Vgl. &lt;https://dev.hamann-ausgabe.de/HKB/Briefe/386#39-1&gt;: <text:span text:style-name="T35">»</text:span>Beyl. ist der letzte Beytrag vermuthlich zu unseren gel. u politischen Zeitungen. / Hier haben Sie alles was in diesem Jahr von meiner Hand ist.« Es folgt eine Abschrift der beiden Anzeigen, welche auch die <text:span text:style-name="T184">Textg</text:span>rundlage in der <text:span text:style-name="T184">Ausgabe von </text:span>Roth<text:span text:style-name="T184"> (Bd. 5, S. 32) </text:span>ist. Hamanns Aussage, beide Anzeigen seien von ihm, belegt zwar einerseits seine Autorschaft an <text:span text:style-name="T169">den Anzeigen</text:span>; dass es es das einzige ist, was er in diesem Jahr drucken ließ, ist andererseits unwahr, denn seine Beschwerde über <text:span text:style-name="T184">die Machenschaften des </text:span>Mien Man Hoam <text:span text:style-name="T184">erschien erst 5 Tage vor dem Verfassen dieses Briefs</text:span>.</text:p></text:note-body></text:note></text:span><text:span text:style-name="T187"> </text:span><text:span text:style-name="T167">und </text:span><text:span text:style-name="T187">für Hamanns Beschwerde </text:span><text:span text:style-name="T188">der Ergän</text:span><text:soft-page-break/><text:span text:style-name="T188">zungsband</text:span><text:span text:style-name="T187"> 8/1 zur Roth-Ausgabe.</text:span><text:span text:style-name="T187"><text:note text:id="ftn60" text:note-class="footnote"><text:note-citation>62</text:note-citation><text:note-body><text:p text:style-name="P73"><text:span text:style-name="T184">Roth 8/1, hg. </text:span>Wiener etc.<text:span text:style-name="T153"> S. 200f. </text:span></text:p></text:note-body></text:note></text:span><text:span text:style-name="T185"> Nadler </text:span><text:span text:style-name="T187">hingegen lässt</text:span><text:span text:style-name="T185"> in Band 4 der </text:span><text:span text:style-name="T189">sämtlichen Werke</text:span><text:span text:style-name="T185"> </text:span><text:span text:style-name="T190">die </text:span><text:span text:style-name="T185">Anzeige</text:span><text:span text:style-name="T190"> des Nicolai-Drucks</text:span><text:span text:style-name="T187"> aus,</text:span><text:span text:style-name="T187"><text:note text:id="ftn61" text:note-class="footnote"><text:note-citation>63</text:note-citation><text:note-body><text:p text:style-name="P74">N IV,<text:span text:style-name="T191"> 377f.</text:span></text:p></text:note-body></text:note></text:span><text:span text:style-name="T187"> </text:span><text:span text:style-name="T190">obwohl Hamann explizit schreibt, er habe sie </text:span><text:span text:style-name="T188">geschrieben und annonciert. D</text:span><text:span text:style-name="T190">ie andere Anzeige </text:span><text:span text:style-name="T192">ediert</text:span><text:span text:style-name="T190"> er</text:span><text:span text:style-name="T192"> nach der Roth-Ausgabe</text:span><text:span text:style-name="T193">,</text:span><text:span text:style-name="T192"> ohne das Original der Zeitung konsultiert zu haben;</text:span><text:span text:style-name="T190"> </text:span><text:span text:style-name="T192">auch nicht nach Hamanns Brief, der besten Sekundärquelle. Das ist an graphischen Details ersichtlich, vor allem bei der Endformel: »Verleger in B‥ und kosten 15 gl.« steht in Hamanns Brief</text:span><text:span text:style-name="T193">.</text:span><text:span text:style-name="T192"><text:note text:id="ftn62" text:note-class="footnote"><text:note-citation>64</text:note-citation><text:note-body><text:p text:style-name="P75"><text:span text:style-name="T194">&lt;</text:span>https://dev.hamann-ausgabe.de/HKB/Briefe/386#39-<text:span text:style-name="T194">8&gt;</text:span></text:p></text:note-body></text:note></text:span><text:span text:style-name="T192"> </text:span><text:span text:style-name="T193">I</text:span><text:span text:style-name="T192">n der Roth-Ausgabe, wie auch bei Nadler, »</text:span><text:span text:style-name="T186">Verleger in B.</text:span><text:span text:style-name="T192">«, ohne den Preis</text:span><text:span text:style-name="T193">.</text:span><text:span text:style-name="T192"><text:note text:id="ftn63" text:note-class="footnote"><text:note-citation>65</text:note-citation><text:note-body><text:p text:style-name="P76"><text:span text:style-name="T184">Bd. 5, S. 32 </text:span>und N IV, 377/6.</text:p></text:note-body></text:note></text:span><text:span text:style-name="T192"> </text:span><text:span text:style-name="T193">E</text:span><text:span text:style-name="T192">s ist stark zu vermuten, dass im Zeitungsoriginal der Preis (15 Groschen) steht und »B.« als »Berlin« ausgeschrieben ist.</text:span></text:p>
      <text:p text:style-name="P77"><text:span text:style-name="T195">I</text:span><text:span text:style-name="T190">n Hamanns Beschwerde über Mien Man Hoam </text:span><text:span text:style-name="T195">ist bei Nadler </text:span><text:span text:style-name="T193">noch </text:span><text:span text:style-name="T195">ein </text:span><text:span text:style-name="T196">wichtigeres </text:span><text:span text:style-name="T195">Wort verändert: </text:span><text:span text:style-name="T193">In der Roth-Ausgabe</text:span><text:span text:style-name="T195"> hat der »römische Correspondent« (Nicolai) einen »mehr Frucht bringenden Namen« als der »chinesische Vogel«</text:span><text:span text:style-name="T195"><text:note text:id="ftn64" text:note-class="footnote"><text:note-citation>66</text:note-citation><text:note-body><text:p text:style-name="P78">Wiener 8/1, S.<text:span text:style-name="T169"> </text:span>200.</text:p></text:note-body></text:note></text:span><text:span text:style-name="T195"> – in der Nadler-Ausgabe </text:span><text:span text:style-name="T196">indessen</text:span><text:span text:style-name="T195"> einen »mehr Furcht bringenden Namen.«</text:span><text:span text:style-name="T195"><text:note text:id="ftn65" text:note-class="footnote"><text:note-citation>67</text:note-citation><text:note-body><text:p text:style-name="P78">N IV, 378/6f.<text:span text:style-name="T197"> –</text:span><text:span text:style-name="T198"> Daneben gibt es kleine Änderungen wie</text:span><text:span text:style-name="T197"> 378/11 »758« </text:span><text:span text:style-name="T198">zu</text:span><text:span text:style-name="T197"> »758.« </text:span><text:span text:style-name="T198">oder</text:span><text:span text:style-name="T197"> 378/15 »steht« </text:span><text:span text:style-name="T198">zu</text:span><text:span text:style-name="T197"> »stehe«</text:span><text:span text:style-name="T198">, wobei wiederum Roth eigentlich sinnvoller ist.</text:span></text:p></text:note-body></text:note></text:span><text:span text:style-name="T196"> Der klassische Buchstabendreher mit konträren Bedeutungen, </text:span><text:span text:style-name="T173">›</text:span><text:span text:style-name="T196">Frucht</text:span><text:span text:style-name="T173">/</text:span><text:span text:style-name="T196">Furcht</text:span><text:span text:style-name="T173">‹</text:span><text:span text:style-name="T196">, gibt hier einiges Kopfzerbrechen: Vom Kontext </text:span><text:span text:style-name="T173">her </text:span><text:span text:style-name="T196">ergibt </text:span><text:span text:style-name="T173">»</text:span><text:span text:style-name="T196">Frucht</text:span><text:span text:style-name="T173">«</text:span><text:span text:style-name="T196"> durchaus mehr Sinn, zumal fruchtbringend durch die </text:span><text:span text:style-name="T193">›</text:span><text:span text:style-name="T196">Fruchtbringende Gesellschaft</text:span><text:span text:style-name="T193">‹</text:span><text:span text:style-name="T196"> eine stehende Wendung war, die Hamann auch mehrfach verwendet. Sollte Nadler indessen das Original konsultiert haben, wie er behauptet, und danach den Text </text:span><text:span text:style-name="T193">der Roth-Ausgabe</text:span><text:span text:style-name="T196"> korrigiert haben? – Das vorherige Beispiel der Endformel in der Anzeige zeigt indessen, dass Nadler dies aller Wahrscheinlichkeit nach gerade nicht </text:span><text:span text:style-name="T193">tat</text:span><text:span text:style-name="T196">, und </text:span><text:span text:style-name="T193">die Roth-Ausgabe</text:span><text:span text:style-name="T196"> die größere Autorität besitzt</text:span><text:span text:style-name="T193">.</text:span><text:span text:style-name="T196"> </text:span><text:span text:style-name="T193">D</text:span><text:span text:style-name="T196">ie Änderung von »Furcht« zu »Frucht« </text:span><text:span text:style-name="T193">ist </text:span><text:span text:style-name="T196">demnach entweder eine unzulässige Konjektur oder ein Druckfehler in der Nadler-Ausgabe.</text:span></text:p>
      <text:p text:style-name="P79"><text:span text:style-name="T196">Letzteres Beispiel mag als Illustration dafür dienen, wie schwer die Textkritik in der Hamann-Forschung aufgrund des Fehlens der Originale der KGPZ mitunter ist. </text:span><text:span text:style-name="T199">Ähnliche Beispiele lassen sich aus der </text:span><text:span text:style-name="T200">Johann Friedrich </text:span><text:span text:style-name="T199">Reichardt- und der Lessing-Forschung anführen: Seit Jahren wird in ersterer nach der Rezension von Reichardts einzigem Roman </text:span><text:span text:style-name="T44">Leben des berühmten Tonkünstlers Heinrich Wilhelm Gulden</text:span><text:span text:style-name="T201"> </text:span><text:span text:style-name="T199">gesucht</text:span><text:span text:style-name="T201">,</text:span><text:span text:style-name="T202"> dessen ersten Teil Reichardt 1779 veröffentlichte, zu Beginn seiner Karriere als könig</text:span><text:soft-page-break/><text:span text:style-name="T202">lich-preußischer Kapellmeister in Berlin</text:span><text:span text:style-name="T203">;</text:span><text:span text:style-name="T202"> der </text:span><text:span text:style-name="T203">Roman</text:span><text:span text:style-name="T202"> warf ein negatives Schlaglicht auf die Königsberger Verhältnisse</text:span><text:span text:style-name="T204"> seiner Jugend</text:span><text:span text:style-name="T202">, die er darin schildert. </text:span><text:span text:style-name="T203">Er</text:span><text:span text:style-name="T202"> blieb unvollendet, mutmaßlich als Folge einer maliziösen Rezension, die der Lokaldichter Georg Friedrich John in den KGPZ brachte</text:span><text:span text:style-name="T204">, und so sind zwei Stellen in Hamanns Briefwechsel die einzige Quelle für die Wirkung von Reichardts Roman in Königsberg.</text:span><text:span text:style-name="T204"><text:note text:id="ftn66" text:note-class="footnote"><text:note-citation>68</text:note-citation><text:note-body><text:p text:style-name="P80"><text:span text:style-name="T204">&lt;</text:span>https://dev.hamann-ausgabe.de/HKB/Briefe/560#92-<text:span text:style-name="T204">30&gt; und &lt;https://dev.hamann-ausgabe.de/HKB/Briefe/561#95-8&gt;. Vgl. Andreas Anglet: </text:span><text:span text:style-name="T205">„Leben des berühmten Tonkünstlers Heinrich Wilhelm Gulden“. Reichardts Roman eines musikalischen ‚Wundertieres‘,</text:span><text:span text:style-name="T204"> in: Walter Salmen (Hg.): Johann Friedrich Reichardt und die Literatur. Komponieren, Korrespondieren, Publizieren (Hildesheim u.a. 2003), S. 11–35; zur KGPZ bes. S. 12: </text:span><text:span text:style-name="T142">»Trotz umfangreicher Recherchen und Anfragen bei allen Institutionen, über die ich hoffen durfte, das Exemplar einer Ausgabe der </text:span><text:span text:style-name="T206">Königsbergischen gelehrten und politischen Zeitung</text:span><text:span text:style-name="T142"> mit Johns Rezension zugänglich gemacht zu bekommen, ist es mir nicht gelungen, ihrer habhaft zu werden. So muß ich mich bei den Rückschlüssen auf ihren Inhalt maßgeblich auf Äußerungen Hamanns und Reichardts beziehen.«</text:span><text:span text:style-name="T204"> Vgl. ebenso </text:span><text:span text:style-name="T142">Vera Viehöver: </text:span><text:span text:style-name="T206">Schreiben über den musikalischen Menschen,</text:span><text:span text:style-name="T142"> in: Zeitschrift für Germanistik 31 (2021, H. 2), S. 25–39</text:span><text:span text:style-name="T204">.</text:span></text:p></text:note-body></text:note></text:span><text:span text:style-name="T203"> – Ähnlich geht es der Lessing-Forschung, für die ein Druck der Gespräche 4 und 5 des </text:span><text:span text:style-name="T207">Ernst und Falk</text:span><text:span text:style-name="T200"> von Bedeutung </text:span><text:span text:style-name="T208">ist</text:span><text:span text:style-name="T207">, </text:span><text:span text:style-name="T200">den Hamann 1781, kurz nach Lessings Tod</text:span><text:span text:style-name="T208"> </text:span><text:span text:style-name="T200">drucken ließ, in Beilagen der KGPZ aufgrund eines Manuskripts, das ihm Herder schickte</text:span><text:span text:style-name="T208">. Gegenüber dem fehlerhaften und unautorisierten Druck eines der anderen zirkulierenden Manuskripte des </text:span><text:span text:style-name="T209">Ernst und Falk</text:span><text:span text:style-name="T208"> in Frankfurt bei Brönner (1780) sollte der »Abdruck nach unserer beßern Handschrift«, wie Hamann an Herder schrieb,</text:span><text:span text:style-name="T208"><text:note text:id="ftn67" text:note-class="footnote"><text:note-citation>69</text:note-citation><text:note-body><text:p text:style-name="Footnote"><text:span text:style-name="T210">&lt;</text:span>https://dev.hamann-ausgabe.de/HKB/Briefe/617#284-2<text:span text:style-name="T210">1&gt;</text:span><text:span text:style-name="T211">, vgl. auch den ausführlichen Register-Eintrag &lt;https://dev.hamann-ausgabe.de/HKB/Register/Allgemein/l#lessing-ernst-falk&gt;</text:span></text:p></text:note-body></text:note></text:span><text:span text:style-name="T208"> eine Aufwertung sein. Lessing verzichtete zuvor, nach den Gesprächen 1 bis 3 des </text:span><text:span text:style-name="T209">Ernst und Falk</text:span><text:span text:style-name="T212"> von 1778</text:span><text:span text:style-name="T209">,</text:span><text:span text:style-name="T208"> auf einen Abdruck der Gespräche 4 und 5, sei es aufgrund seines Publikationsverbots oder interner Freimaurerangelegenheiten. Aber auch dieser Druck von 1781 in den KGPZ </text:span><text:span text:style-name="T212">ist</text:span><text:span text:style-name="T208"> verschollen.</text:span></text:p>
      <text:p text:style-name="P81"><text:span text:style-name="T212">Sofern keine spektakulären, aber sehr unwahrscheinlichen Neufunde von KGPZ-Jahrgängen oder -Stücken geschehen, wird das leider auch so bleiben. Entsprechende Anfragen in Bibliotheken des Baltikums, wo am ehesten noch zu hoffen wäre, dass sich in Katalogen nicht verzeichnete Jahrgänge finden mögen, etwa in </text:span>Elbląg <text:span text:style-name="T211">oder Riga, blieben leider ohne Erfolg.</text:span><text:span text:style-name="T211"><text:note text:id="ftn68" text:note-class="footnote"><text:note-citation>70</text:note-citation><text:note-body><text:p text:style-name="P82">Es sei in diesem Zusammenhang den Bemühungen von Claudia Taszus gedankt.</text:p></text:note-body></text:note></text:span><text:span text:style-name="T211"> Und so bleiben die Jahrgänge 1764–1768 und 1771–1772, die im Geheimen Staatsarchiv preußischer Kulturbesitz aufbewahrt werden, die einzigen</text:span><text:span text:style-name="T213"> überlieferten</text:span><text:span text:style-name="T211">.</text:span><text:span text:style-name="T211"><text:note text:id="ftn69" text:note-class="footnote"><text:note-citation>71</text:note-citation><text:note-body><text:p text:style-name="P83"><text:span text:style-name="T211">Vgl. den Katalogeintrag der hier edierten Jahrgänge: &lt;https://opac.gsta.spk-berlin.de/XMLPRS=N/PPN?PPN=269758615&gt;, zu Parallelüberlieferungen und Mikrofilmen außerdem den </text:span><text:span text:style-name="T213">in vielerlei Hinsicht unvollständigen </text:span><text:span text:style-name="T211">ZDB-Eintrag</text:span><text:span text:style-name="T213"> &lt;https://zdb-katalog.de/title.xhtml?idn=</text:span>1140252895<text:span text:style-name="T213">&gt;</text:span><text:span text:style-name="T211"> </text:span><text:span text:style-name="T213">und die Übersicht bei Gert Hagelweide: </text:span><text:span text:style-name="T214">Ostpreußische Presse von den Anfängen bis 1945. </text:span><text:span text:style-name="T213">Titel, Bestände, Daten, Biographien, Literatur </text:span><text:span text:style-name="T59">(Berlin</text:span><text:span text:style-name="T215">, </text:span><text:span text:style-name="T59">Boston 2016), S. 233f</text:span><text:span text:style-name="T215">.</text:span></text:p></text:note-body></text:no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18</text:page-number><text:span text:style-name="MT2">/</text:span><text:span text:style-name="MT2"><text:page-count>18</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57M57S</meta:editing-duration>
    <meta:editing-cycles>9</meta:editing-cycles>
    <meta:generator>LibreOffice/25.8.5.2$Windows_X86_64 LibreOffice_project/9c8b85f387cc00a89945a79c9e6239f32e450ac2</meta:generator>
    <dc:date>2026-04-07T12:58:39.766515300</dc:date>
    <meta:document-statistic meta:table-count="0" meta:image-count="0" meta:object-count="0" meta:page-count="18" meta:paragraph-count="115" meta:word-count="5983" meta:character-count="45106" meta:non-whitespace-character-count="39211"/>
  </office:meta>
</office:document-meta>
</file>